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3311493.2409067" calcext:value-type="float">
            <text:p><text:s/>43,311,493 <text:s/></text:p>
          </table:table-cell>
          <table:table-cell table:style-name="ce42" office:value-type="float" office:value="3501392.96555556" calcext:value-type="float">
            <text:p><text:s/>3,501,393 <text:s/></text:p>
          </table:table-cell>
          <table:table-cell table:style-name="ce42" office:value-type="float" office:value="35519801.3420178" calcext:value-type="float">
            <text:p><text:s/>35,519,801 <text:s/></text:p>
          </table:table-cell>
          <table:table-cell table:style-name="ce42" office:value-type="float" office:value="314608.1" calcext:value-type="float">
            <text:p><text:s/>314,608 <text:s/></text:p>
          </table:table-cell>
          <table:table-cell table:style-name="ce42" office:value-type="float" office:value="3542852.05555556" calcext:value-type="float">
            <text:p><text:s/>3,542,85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2838.777777778" calcext:value-type="float">
            <text:p><text:s/>432,8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950.84444444445" calcext:value-type="float">
            <text:p><text:s/>8,9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.844444444444" calcext:value-type="float">
            <text:p><text:s/>5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86" calcext:value-type="float">
            <text:p><text:s/>8,3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0341.130790763" calcext:value-type="float">
            <text:p><text:s/>120,341 <text:s/></text:p>
          </table:table-cell>
          <table:table-cell table:style-name="ce42" office:value-type="float" office:value="-91303.6922222222" calcext:value-type="float">
            <text:p><text:s/>-91,304 <text:s/></text:p>
          </table:table-cell>
          <table:table-cell table:style-name="ce42" office:value-type="float" office:value="10210.6388286328" calcext:value-type="float">
            <text:p><text:s/>10,211 <text:s/></text:p>
          </table:table-cell>
          <table:table-cell table:style-name="ce42" office:value-type="float" office:value="4041.47777777778" calcext:value-type="float">
            <text:p><text:s/>4,041 <text:s/></text:p>
          </table:table-cell>
          <table:table-cell table:style-name="ce42" office:value-type="float" office:value="148963.595295464" calcext:value-type="float">
            <text:p><text:s/>148,9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29.1111111111" calcext:value-type="float">
            <text:p><text:s/>48,4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3182201.2656715" calcext:value-type="float">
            <text:p><text:s/>43,182,201 <text:s/></text:p>
          </table:table-cell>
          <table:table-cell table:style-name="ce43" office:value-type="float" office:value="3592696.65777778" calcext:value-type="float">
            <text:p><text:s/>3,592,697 <text:s/></text:p>
          </table:table-cell>
          <table:table-cell table:style-name="ce43" office:value-type="float" office:value="35509590.7031891" calcext:value-type="float">
            <text:p><text:s/>35,509,591 <text:s/></text:p>
          </table:table-cell>
          <table:table-cell table:style-name="ce43" office:value-type="float" office:value="310001.777777778" calcext:value-type="float">
            <text:p><text:s/>310,002 <text:s/></text:p>
          </table:table-cell>
          <table:table-cell table:style-name="ce43" office:value-type="float" office:value="3393888.46026009" calcext:value-type="float">
            <text:p><text:s/>3,393,88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6023.666666667" calcext:value-type="float">
            <text:p><text:s/>376,02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47440.717616773" calcext:value-type="float">
            <text:p><text:s/>447,441 <text:s/></text:p>
          </table:table-cell>
          <table:table-cell table:style-name="ce43" office:value-type="float" office:value="-74438.4111111113" calcext:value-type="float">
            <text:p><text:s/>-74,438 <text:s/></text:p>
          </table:table-cell>
          <table:table-cell table:style-name="ce43" office:value-type="float" office:value="604139.407918397" calcext:value-type="float">
            <text:p><text:s/>604,139 <text:s/></text:p>
          </table:table-cell>
          <table:table-cell table:style-name="ce43" office:value-type="float" office:value="-3992.56666666669" calcext:value-type="float">
            <text:p><text:s/>-3,993 <text:s/></text:p>
          </table:table-cell>
          <table:table-cell table:style-name="ce43" office:value-type="float" office:value="-153823.379190514" calcext:value-type="float">
            <text:p><text:s/>-153,82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5555.6666666667" calcext:value-type="float">
            <text:p><text:s/>75,55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0780961.6439108" calcext:value-type="float">
            <text:p><text:s/>40,780,962 <text:s/></text:p>
          </table:table-cell>
          <table:table-cell table:style-name="ce42" office:value-type="float" office:value="3667135.06888889" calcext:value-type="float">
            <text:p><text:s/>3,667,135 <text:s/></text:p>
          </table:table-cell>
          <table:table-cell table:style-name="ce42" office:value-type="float" office:value="29996169.1100157" calcext:value-type="float">
            <text:p><text:s/>29,996,1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47711.8394506" calcext:value-type="float">
            <text:p><text:s/>3,547,7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5882.22222222" calcext:value-type="float">
            <text:p><text:s/>2,955,8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372845.57777778" calcext:value-type="float">
            <text:p><text:s/>4,372,846 <text:s/></text:p>
          </table:table-cell>
          <table:table-cell table:style-name="ce42" office:value-type="float" office:value="3667135.06888889" calcext:value-type="float">
            <text:p><text:s/>3,667,135 <text:s/></text:p>
          </table:table-cell>
          <table:table-cell table:style-name="ce42" office:value-type="float" office:value="705710.508888889" calcext:value-type="float">
            <text:p><text:s/>705,7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052541.17222222" calcext:value-type="float">
            <text:p><text:s/>4,052,5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6658.95" calcext:value-type="float">
            <text:p><text:s/>1,096,6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5882.22222222" calcext:value-type="float">
            <text:p><text:s/>2,955,8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484847.0547836" calcext:value-type="float">
            <text:p><text:s/>22,484,8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38406.6819996" calcext:value-type="float">
            <text:p><text:s/>19,138,4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6440.37278394" calcext:value-type="float">
            <text:p><text:s/>3,346,4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14543.893333333" calcext:value-type="float">
            <text:p><text:s/>714,5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4543.893333333" calcext:value-type="float">
            <text:p><text:s/>714,5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156183.94579386" calcext:value-type="float">
            <text:p><text:s/>9,156,18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340849.07579386" calcext:value-type="float">
            <text:p><text:s/>8,340,84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1271.466666667" calcext:value-type="float">
            <text:p><text:s/>201,2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781047.48666667" calcext:value-type="float">
            <text:p><text:s/>5,781,0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98873.66666667" calcext:value-type="float">
            <text:p><text:s/>3,298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781047.48666667" calcext:value-type="float">
            <text:p><text:s/>5,781,0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98873.66666667" calcext:value-type="float">
            <text:p><text:s/>3,298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20767.584333333" calcext:value-type="float">
            <text:p><text:s/>920,76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43676.055666667" calcext:value-type="float">
            <text:p><text:s/>443,67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77091.528666667" calcext:value-type="float">
            <text:p><text:s/>477,09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8415.1325555556" calcext:value-type="float">
            <text:p><text:s/>18,41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7291.5555555556" calcext:value-type="float">
            <text:p><text:s/>17,29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795663.67392169" calcext:value-type="float">
            <text:p><text:s/>6,795,66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909282.18525503" calcext:value-type="float">
            <text:p><text:s/>4,909,282 <text:s/></text:p>
          </table:table-cell>
          <table:table-cell table:style-name="ce44" office:value-type="float" office:value="313994.344444444" calcext:value-type="float">
            <text:p><text:s/>313,99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26167.888888889" calcext:value-type="float">
            <text:p><text:s/>626,16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399057.52947725" calcext:value-type="float">
            <text:p><text:s/>6,399,05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909282.18525503" calcext:value-type="float">
            <text:p><text:s/>4,909,282 <text:s/></text:p>
          </table:table-cell>
          <table:table-cell table:style-name="ce44" office:value-type="float" office:value="87296.8666666667" calcext:value-type="float">
            <text:p><text:s/>87,29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56259.222222222" calcext:value-type="float">
            <text:p><text:s/>456,25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99057.52947725" calcext:value-type="float">
            <text:p><text:s/>6,399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09282.18525503" calcext:value-type="float">
            <text:p><text:s/>4,909,282 <text:s/></text:p>
          </table:table-cell>
          <table:table-cell table:style-name="ce42" office:value-type="float" office:value="87296.8666666667" calcext:value-type="float">
            <text:p><text:s/>87,2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259.222222222" calcext:value-type="float">
            <text:p><text:s/>456,2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1181.9177445088" calcext:value-type="float">
            <text:p><text:s/>71,1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181.9177445088" calcext:value-type="float">
            <text:p><text:s/>71,1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55278.775763943" calcext:value-type="float">
            <text:p><text:s/>355,2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5278.775763943" calcext:value-type="float">
            <text:p><text:s/>355,2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477734.99767391" calcext:value-type="float">
            <text:p><text:s/>2,477,7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7734.99767391" calcext:value-type="float">
            <text:p><text:s/>2,477,7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740592.22682764" calcext:value-type="float">
            <text:p><text:s/>1,740,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0592.22682764" calcext:value-type="float">
            <text:p><text:s/>1,740,5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877.3921047072" calcext:value-type="float">
            <text:p>( 3,87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877.3921047072" calcext:value-type="float">
            <text:p>( 3,8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736714.83472293" calcext:value-type="float">
            <text:p>( 1,736,71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736714.83472293" calcext:value-type="float">
            <text:p>( 1,736,7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43197.067715252" calcext:value-type="float">
            <text:p><text:s/>543,1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197.067715252" calcext:value-type="float">
            <text:p><text:s/>543,1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92704.710277687" calcext:value-type="float">
            <text:p><text:s/>192,7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704.710277687" calcext:value-type="float">
            <text:p><text:s/>192,7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240.99285333333" calcext:value-type="float">
            <text:p><text:s/>1,24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40.99285333333" calcext:value-type="float">
            <text:p><text:s/>1,24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28.906666666667" calcext:value-type="float">
            <text:p><text:s/>82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828.906666666667" calcext:value-type="float">
            <text:p><text:s/>82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26124.81002667" calcext:value-type="float">
            <text:p><text:s/>1,826,1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6124.81002667" calcext:value-type="float">
            <text:p><text:s/>1,826,1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79289.08231111" calcext:value-type="float">
            <text:p><text:s/>1,679,2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9289.08231111" calcext:value-type="float">
            <text:p><text:s/>1,679,2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6835.727715556" calcext:value-type="float">
            <text:p><text:s/>146,8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835.727715556" calcext:value-type="float">
            <text:p><text:s/>146,8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503459.09760889" calcext:value-type="float">
            <text:p><text:s/>1,503,4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83.7533866667" calcext:value-type="float">
            <text:p><text:s/>13,684 <text:s/></text:p>
          </table:table-cell>
          <table:table-cell table:style-name="ce42" office:value-type="float" office:value="87296.8666666667" calcext:value-type="float">
            <text:p><text:s/>87,2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259.222222222" calcext:value-type="float">
            <text:p><text:s/>456,2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00641.11488889" calcext:value-type="float">
            <text:p><text:s/>1,500,6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65.7706666667" calcext:value-type="float">
            <text:p><text:s/>10,866 <text:s/></text:p>
          </table:table-cell>
          <table:table-cell table:style-name="ce42" office:value-type="float" office:value="87296.8666666667" calcext:value-type="float">
            <text:p><text:s/>87,2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259.222222222" calcext:value-type="float">
            <text:p><text:s/>456,2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817.98272" calcext:value-type="float">
            <text:p><text:s/>2,8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17.98272" calcext:value-type="float">
            <text:p><text:s/>2,8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4449.023992665" calcext:value-type="float">
            <text:p><text:s/>164,4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449.023992665" calcext:value-type="float">
            <text:p><text:s/>164,4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96606.144444444" calcext:value-type="float">
            <text:p><text:s/>396,6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697.477777778" calcext:value-type="float">
            <text:p><text:s/>226,6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908.666666667" calcext:value-type="float">
            <text:p><text:s/>169,9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96606.144444444" calcext:value-type="float">
            <text:p><text:s/>396,6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697.477777778" calcext:value-type="float">
            <text:p><text:s/>226,6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908.666666667" calcext:value-type="float">
            <text:p><text:s/>169,9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8539704.03421" calcext:value-type="float">
            <text:p><text:s/>128,539,7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439867.597499" calcext:value-type="float">
            <text:p><text:s/>111,439,8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99836.4367114" calcext:value-type="float">
            <text:p><text:s/>17,099,8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3000356.493" calcext:value-type="float">
            <text:p><text:s/>93,000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135600.0562886" calcext:value-type="float">
            <text:p><text:s/>79,135,6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64756.4367115" calcext:value-type="float">
            <text:p><text:s/>13,864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218085.563902" calcext:value-type="float">
            <text:p><text:s/>2,218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8085.563902" calcext:value-type="float">
            <text:p><text:s/>2,218,0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3321261.977308" calcext:value-type="float">
            <text:p><text:s/>33,321,2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86181.977308" calcext:value-type="float">
            <text:p><text:s/>30,086,1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35080" calcext:value-type="float">
            <text:p><text:s/>3,235,0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602580.906843" calcext:value-type="float">
            <text:p><text:s/>21,602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81499.906843" calcext:value-type="float">
            <text:p><text:s/>20,781,5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1081" calcext:value-type="float">
            <text:p><text:s/>821,0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602580.906843" calcext:value-type="float">
            <text:p><text:s/>21,602,5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781499.906843" calcext:value-type="float">
            <text:p><text:s/>20,781,5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21081" calcext:value-type="float">
            <text:p><text:s/>821,08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6875.2892275003" calcext:value-type="float">
            <text:p><text:s/>66,875 <text:s/></text:p>
          </table:table-cell>
          <table:table-cell table:style-name="ce41" office:value-type="float" office:value="17778" calcext:value-type="float">
            <text:p><text:s/>17,778 <text:s/></text:p>
          </table:table-cell>
          <table:table-cell table:style-name="ce41" office:value-type="float" office:value="49097.2892275003" calcext:value-type="float">
            <text:p><text:s/>49,097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399640.4391958" calcext:value-type="float">
            <text:p><text:s/>75,399,640 <text:s/></text:p>
          </table:table-cell>
          <table:table-cell table:style-name="ce42" office:value-type="float" office:value="57473344" calcext:value-type="float">
            <text:p><text:s/>57,473,3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736.705" calcext:value-type="float">
            <text:p><text:s/>254,7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0642.57477" calcext:value-type="float">
            <text:p><text:s/>1,450,6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87653.083037" calcext:value-type="float">
            <text:p><text:s/>19,487,6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5266.82179" calcext:value-type="float">
            <text:p><text:s/>405,2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1015.2" calcext:value-type="float">
            <text:p><text:s/>2,401,0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6433.77777778" calcext:value-type="float">
            <text:p><text:s/>2,336,4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7741.737157778" calcext:value-type="float">
            <text:p><text:s/>327,742 <text:s/></text:p>
          </table:table-cell>
          <table:table-cell table:style-name="ce42" office:value-type="float" office:value="593982" calcext:value-type="float">
            <text:p><text:s/>593,9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09984" calcext:value-type="float">
            <text:p><text:s/>-0 <text:s/></text:p>
          </table:table-cell>
          <table:table-cell table:style-name="ce42" office:value-type="float" office:value="1637.80993999995" calcext:value-type="float">
            <text:p><text:s/>1,6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0913671.9304507" calcext:value-type="float">
            <text:p><text:s/>50,913,672 <text:s/></text:p>
          </table:table-cell>
          <table:table-cell table:style-name="ce43" office:value-type="float" office:value="56897140" calcext:value-type="float">
            <text:p><text:s/>56,897,140 <text:s/></text:p>
          </table:table-cell>
          <table:table-cell table:style-name="ce43" office:value-type="float" office:value="49097.2892275003" calcext:value-type="float">
            <text:p><text:s/>49,097 <text:s/></text:p>
          </table:table-cell>
          <table:table-cell table:style-name="ce43" office:value-type="float" office:value="254736.705" calcext:value-type="float">
            <text:p><text:s/>254,737 <text:s/></text:p>
          </table:table-cell>
          <table:table-cell table:style-name="ce43" office:value-type="float" office:value="0.000000000009984" calcext:value-type="float">
            <text:p><text:s/>0 <text:s/></text:p>
          </table:table-cell>
          <table:table-cell table:style-name="ce43" office:value-type="float" office:value="1043737.94304" calcext:value-type="float">
            <text:p><text:s/>1,043,7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84507.48773556" calcext:value-type="float">
            <text:p><text:s/>7,784,5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112.33218" calcext:value-type="float">
            <text:p><text:s/>103,11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2" calcext:value-type="float">
            <text:p><text:s/>-0 <text:s/></text:p>
          </table:table-cell>
          <table:table-cell table:style-name="ce43" office:value-type="float" office:value="-0.00000000000564" calcext:value-type="float">
            <text:p><text:s/>-0 <text:s/></text:p>
          </table:table-cell>
          <table:table-cell table:style-name="ce43" office:value-type="float" office:value="0.000000000001266" calcext:value-type="float">
            <text:p><text:s/>0 <text:s/></text:p>
          </table:table-cell>
          <table:table-cell table:style-name="ce43" office:value-type="float" office:value="-848326.094170555" calcext:value-type="float">
            <text:p><text:s/>-848,326 <text:s/></text:p>
          </table:table-cell>
          <table:table-cell table:style-name="ce43" office:value-type="float" office:value="-679820" calcext:value-type="float">
            <text:p><text:s/>-679,82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396.88731166679" calcext:value-type="float">
            <text:p><text:s/>9,3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5858.666666667" calcext:value-type="float">
            <text:p><text:s/>105,859 <text:s/></text:p>
          </table:table-cell>
          <table:table-cell table:style-name="ce42" office:value-type="float" office:value="408649.336666667" calcext:value-type="float">
            <text:p><text:s/>408,649 <text:s/></text:p>
          </table:table-cell>
          <table:table-cell table:style-name="ce42" office:value-type="float" office:value="99555.4" calcext:value-type="float">
            <text:p><text:s/>99,555 <text:s/></text:p>
          </table:table-cell>
          <table:table-cell table:style-name="ce42" office:value-type="float" office:value="62199231.0103762" calcext:value-type="float">
            <text:p><text:s/>62,199,231 <text:s/></text:p>
          </table:table-cell>
          <table:table-cell table:style-name="ce42" office:value-type="float" office:value="57576960" calcext:value-type="float">
            <text:p><text:s/>57,576,960 <text:s/></text:p>
          </table:table-cell>
          <table:table-cell table:style-name="ce42" office:value-type="float" office:value="49097.2892275003" calcext:value-type="float">
            <text:p><text:s/>49,097 <text:s/></text:p>
          </table:table-cell>
          <table:table-cell table:style-name="ce42" office:value-type="float" office:value="254736.705" calcext:value-type="float">
            <text:p><text:s/>254,737 <text:s/></text:p>
          </table:table-cell>
          <table:table-cell table:style-name="ce42" office:value-type="float" office:value="26204.4167335779" calcext:value-type="float">
            <text:p><text:s/>26,2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80793.9942275" calcext:value-type="float">
            <text:p><text:s/>57,880,794 <text:s/></text:p>
          </table:table-cell>
          <table:table-cell table:style-name="ce42" office:value-type="float" office:value="57576960" calcext:value-type="float">
            <text:p><text:s/>57,576,960 <text:s/></text:p>
          </table:table-cell>
          <table:table-cell table:style-name="ce42" office:value-type="float" office:value="49097.2892275003" calcext:value-type="float">
            <text:p><text:s/>49,097 <text:s/></text:p>
          </table:table-cell>
          <table:table-cell table:style-name="ce42" office:value-type="float" office:value="254736.705" calcext:value-type="float">
            <text:p><text:s/>254,7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14424.53333333" calcext:value-type="float">
            <text:p><text:s/>3,114,4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56" calcext:value-type="float">
            <text:p><text:s/>8,6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5858.666666667" calcext:value-type="float">
            <text:p><text:s/>105,859 <text:s/></text:p>
          </table:table-cell>
          <table:table-cell table:style-name="ce43" office:value-type="float" office:value="408649.336666667" calcext:value-type="float">
            <text:p><text:s/>408,649 <text:s/></text:p>
          </table:table-cell>
          <table:table-cell table:style-name="ce43" office:value-type="float" office:value="99555.4" calcext:value-type="float">
            <text:p><text:s/>99,555 <text:s/></text:p>
          </table:table-cell>
          <table:table-cell table:style-name="ce43" office:value-type="float" office:value="1195356.48281531" calcext:value-type="float">
            <text:p><text:s/>1,195,35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204.4167335779" calcext:value-type="float">
            <text:p><text:s/>26,20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42806.666666667" calcext:value-type="float">
            <text:p><text:s/>942,807 <text:s/></text:p>
          </table:table-cell>
          <table:table-cell table:style-name="ce42" office:value-type="float" office:value="1325147.77266667" calcext:value-type="float">
            <text:p><text:s/>1,325,148 <text:s/></text:p>
          </table:table-cell>
          <table:table-cell table:style-name="ce42" office:value-type="float" office:value="214219.380666667" calcext:value-type="float">
            <text:p><text:s/>214,219 <text:s/></text:p>
          </table:table-cell>
          <table:table-cell table:style-name="ce42" office:value-type="float" office:value="65608152.310548" calcext:value-type="float">
            <text:p><text:s/>65,608,1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9408.160058" calcext:value-type="float">
            <text:p><text:s/>1,679,408 <text:s/></text:p>
          </table:table-cell>
          <table:table-cell table:style-name="ce42" office:value-type="float" office:value="2262478.96079" calcext:value-type="float">
            <text:p><text:s/>2,262,4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42806.666666667" calcext:value-type="float">
            <text:p><text:s/>942,807 <text:s/></text:p>
          </table:table-cell>
          <table:table-cell table:style-name="ce42" office:value-type="float" office:value="1325147.77266667" calcext:value-type="float">
            <text:p><text:s/>1,325,148 <text:s/></text:p>
          </table:table-cell>
          <table:table-cell table:style-name="ce42" office:value-type="float" office:value="214219.380666667" calcext:value-type="float">
            <text:p><text:s/>214,219 <text:s/></text:p>
          </table:table-cell>
          <table:table-cell table:style-name="ce42" office:value-type="float" office:value="59117080.2677053" calcext:value-type="float">
            <text:p><text:s/>59,117,0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9408.160058" calcext:value-type="float">
            <text:p><text:s/>1,679,408 <text:s/></text:p>
          </table:table-cell>
          <table:table-cell table:style-name="ce42" office:value-type="float" office:value="1810347.756614" calcext:value-type="float">
            <text:p><text:s/>1,810,3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491072.04284267" calcext:value-type="float">
            <text:p><text:s/>6,491,07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52131.204176" calcext:value-type="float">
            <text:p><text:s/>452,1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7881" calcext:value-type="float">
            <text:p><text:s/>167,881 <text:s/></text:p>
          </table:table-cell>
          <table:table-cell table:style-name="ce42" office:value-type="float" office:value="691662.09" calcext:value-type="float">
            <text:p><text:s/>691,662 <text:s/></text:p>
          </table:table-cell>
          <table:table-cell table:style-name="ce42" office:value-type="float" office:value="61224.4943333333" calcext:value-type="float">
            <text:p><text:s/>61,224 <text:s/></text:p>
          </table:table-cell>
          <table:table-cell table:style-name="ce42" office:value-type="float" office:value="3204451.54792289" calcext:value-type="float">
            <text:p><text:s/>3,204,4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2974.46806746" calcext:value-type="float">
            <text:p><text:s/>1,652,974 <text:s/></text:p>
          </table:table-cell>
          <table:table-cell table:style-name="ce42" office:value-type="float" office:value="203640.6238" calcext:value-type="float">
            <text:p><text:s/>203,6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2.8" calcext:value-type="float">
            <text:p><text:s/>1,6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29125.733333333" calcext:value-type="float">
            <text:p><text:s/>129,126 <text:s/></text:p>
          </table:table-cell>
          <table:table-cell table:style-name="ce42" office:value-type="float" office:value="253325.828" calcext:value-type="float">
            <text:p><text:s/>253,326 <text:s/></text:p>
          </table:table-cell>
          <table:table-cell table:style-name="ce42" office:value-type="float" office:value="61224.4943333333" calcext:value-type="float">
            <text:p><text:s/>61,224 <text:s/></text:p>
          </table:table-cell>
          <table:table-cell table:style-name="ce42" office:value-type="float" office:value="18041.0666666667" calcext:value-type="float">
            <text:p><text:s/>18,0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8755.2666666667" calcext:value-type="float">
            <text:p><text:s/>38,755 <text:s/></text:p>
          </table:table-cell>
          <table:table-cell table:style-name="ce42" office:value-type="float" office:value="438336.262" calcext:value-type="float">
            <text:p><text:s/>438,3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" calcext:value-type="float">
            <text:p><text:s/>1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0005.00717622" calcext:value-type="float">
            <text:p><text:s/>3,180,0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2974.46806746" calcext:value-type="float">
            <text:p><text:s/>1,652,974 <text:s/></text:p>
          </table:table-cell>
          <table:table-cell table:style-name="ce42" office:value-type="float" office:value="201088.74972" calcext:value-type="float">
            <text:p><text:s/>201,0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5.73333333333" calcext:value-type="float">
            <text:p><text:s/>2,0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76.94074666667" calcext:value-type="float">
            <text:p><text:s/>2,57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551.87408" calcext:value-type="float">
            <text:p><text:s/>2,55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08.226666666667" calcext:value-type="float">
            <text:p><text:s/>908 <text:s/></text:p>
          </table:table-cell>
          <table:table-cell table:style-name="ce44" office:value-type="float" office:value="215.350333333333" calcext:value-type="float">
            <text:p><text:s/>21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69067" calcext:value-type="float">
            <text:p><text:s/>669,067 <text:s/></text:p>
          </table:table-cell>
          <table:table-cell table:style-name="ce44" office:value-type="float" office:value="223928.119333333" calcext:value-type="float">
            <text:p><text:s/>223,928 <text:s/></text:p>
          </table:table-cell>
          <table:table-cell table:style-name="ce44" office:value-type="float" office:value="53224.136" calcext:value-type="float">
            <text:p><text:s/>53,224 <text:s/></text:p>
          </table:table-cell>
          <table:table-cell table:style-name="ce44" office:value-type="float" office:value="44181960.2891347" calcext:value-type="float">
            <text:p><text:s/>44,181,96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29.27525696209" calcext:value-type="float">
            <text:p><text:s/>229 <text:s/></text:p>
          </table:table-cell>
          <table:table-cell table:style-name="ce44" office:value-type="float" office:value="2990067.06053833" calcext:value-type="float">
            <text:p><text:s/>2,990,06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69067" calcext:value-type="float">
            <text:p><text:s/>669,067 <text:s/></text:p>
          </table:table-cell>
          <table:table-cell table:style-name="ce44" office:value-type="float" office:value="223928.119333333" calcext:value-type="float">
            <text:p><text:s/>223,928 <text:s/></text:p>
          </table:table-cell>
          <table:table-cell table:style-name="ce44" office:value-type="float" office:value="53224.136" calcext:value-type="float">
            <text:p><text:s/>53,224 <text:s/></text:p>
          </table:table-cell>
          <table:table-cell table:style-name="ce44" office:value-type="float" office:value="22213237.035817" calcext:value-type="float">
            <text:p><text:s/>22,213,23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29.27525696209" calcext:value-type="float">
            <text:p><text:s/>229 <text:s/></text:p>
          </table:table-cell>
          <table:table-cell table:style-name="ce44" office:value-type="float" office:value="2309377.43428833" calcext:value-type="float">
            <text:p><text:s/>2,309,3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69067" calcext:value-type="float">
            <text:p><text:s/>669,067 <text:s/></text:p>
          </table:table-cell>
          <table:table-cell table:style-name="ce42" office:value-type="float" office:value="223928.119333333" calcext:value-type="float">
            <text:p><text:s/>223,928 <text:s/></text:p>
          </table:table-cell>
          <table:table-cell table:style-name="ce42" office:value-type="float" office:value="53224.136" calcext:value-type="float">
            <text:p><text:s/>53,224 <text:s/></text:p>
          </table:table-cell>
          <table:table-cell table:style-name="ce42" office:value-type="float" office:value="5925912.85695647" calcext:value-type="float">
            <text:p><text:s/>5,925,9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.27525696209" calcext:value-type="float">
            <text:p><text:s/>229 <text:s/></text:p>
          </table:table-cell>
          <table:table-cell table:style-name="ce42" office:value-type="float" office:value="747461.87765" calcext:value-type="float">
            <text:p><text:s/>747,4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19.5616866667" calcext:value-type="float">
            <text:p><text:s/>44,0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51.49502" calcext:value-type="float">
            <text:p><text:s/>3,2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956.197434053" calcext:value-type="float">
            <text:p><text:s/>358,9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07.07275" calcext:value-type="float">
            <text:p><text:s/>7,8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5857.083872172" calcext:value-type="float">
            <text:p><text:s/>875,8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8.43424" calcext:value-type="float">
            <text:p><text:s/>1,7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08.0475833333" calcext:value-type="float">
            <text:p><text:s/>31,5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9.11425" calcext:value-type="float">
            <text:p><text:s/>3,0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96.31601333333" calcext:value-type="float">
            <text:p><text:s/>6,6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.58268" calcext:value-type="float">
            <text:p><text:s/>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4269.237135233" calcext:value-type="float">
            <text:p><text:s/>324,2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61.47645" calcext:value-type="float">
            <text:p><text:s/>2,8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63.88237" calcext:value-type="float">
            <text:p><text:s/>8,0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70.68237" calcext:value-type="float">
            <text:p><text:s/>5,6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7073.54696213" calcext:value-type="float">
            <text:p><text:s/>2,137,0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.27525696209" calcext:value-type="float">
            <text:p><text:s/>229 <text:s/></text:p>
          </table:table-cell>
          <table:table-cell table:style-name="ce42" office:value-type="float" office:value="455189.19875" calcext:value-type="float">
            <text:p><text:s/>455,1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2416.12541092" calcext:value-type="float">
            <text:p><text:s/>1,432,4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973.57842" calcext:value-type="float">
            <text:p><text:s/>98,9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45487.62725026" calcext:value-type="float">
            <text:p>( 1,145,48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8973.57842" calcext:value-type="float">
            <text:p>( 98,97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81966.364827324" calcext:value-type="float">
            <text:p>( 281,96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962.13333333333" calcext:value-type="float">
            <text:p>( 4,96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937.432819605" calcext:value-type="float">
            <text:p><text:s/>229,9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.27525696209" calcext:value-type="float">
            <text:p><text:s/>2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596.3684016071" calcext:value-type="float">
            <text:p><text:s/>68,5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06123.62033" calcext:value-type="float">
            <text:p><text:s/>406,12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56215.62033" calcext:value-type="float">
            <text:p><text:s/>356,2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088.671017778" calcext:value-type="float">
            <text:p><text:s/>247,0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36.89324" calcext:value-type="float">
            <text:p><text:s/>4,0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588.2102433333" calcext:value-type="float">
            <text:p><text:s/>73,5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60.87691" calcext:value-type="float">
            <text:p><text:s/>3,26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2715.5786666667" calcext:value-type="float">
            <text:p><text:s/>92,71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505.512" calcext:value-type="float">
            <text:p><text:s/>7,5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6731.8926" calcext:value-type="float">
            <text:p><text:s/>436,7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93.8926" calcext:value-type="float">
            <text:p><text:s/>23,2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023.1677733333" calcext:value-type="float">
            <text:p><text:s/>77,0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6.63444" calcext:value-type="float">
            <text:p><text:s/>7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708.724826667" calcext:value-type="float">
            <text:p><text:s/>359,7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527.25816" calcext:value-type="float">
            <text:p><text:s/>22,5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826.2003866667" calcext:value-type="float">
            <text:p>( 13,8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378.73372" calcext:value-type="float">
            <text:p>( 12,37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6446.1241733333" calcext:value-type="float">
            <text:p>( 26,44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535.79084" calcext:value-type="float">
            <text:p>( 2,53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69067" calcext:value-type="float">
            <text:p><text:s/>669,067 <text:s/></text:p>
          </table:table-cell>
          <table:table-cell table:style-name="ce42" office:value-type="float" office:value="223928.119333333" calcext:value-type="float">
            <text:p><text:s/>223,928 <text:s/></text:p>
          </table:table-cell>
          <table:table-cell table:style-name="ce42" office:value-type="float" office:value="53224.136" calcext:value-type="float">
            <text:p><text:s/>53,224 <text:s/></text:p>
          </table:table-cell>
          <table:table-cell table:style-name="ce42" office:value-type="float" office:value="706978.153606667" calcext:value-type="float">
            <text:p><text:s/>706,9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392.42294" calcext:value-type="float">
            <text:p><text:s/>44,3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69067" calcext:value-type="float">
            <text:p><text:s/>669,067 <text:s/></text:p>
          </table:table-cell>
          <table:table-cell table:style-name="ce42" office:value-type="float" office:value="223928.119333333" calcext:value-type="float">
            <text:p><text:s/>223,928 <text:s/></text:p>
          </table:table-cell>
          <table:table-cell table:style-name="ce42" office:value-type="float" office:value="53224.136" calcext:value-type="float">
            <text:p><text:s/>53,224 <text:s/></text:p>
          </table:table-cell>
          <table:table-cell table:style-name="ce42" office:value-type="float" office:value="600754.459526667" calcext:value-type="float">
            <text:p><text:s/>600,7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798.92886" calcext:value-type="float">
            <text:p><text:s/>33,7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223.69408" calcext:value-type="float">
            <text:p><text:s/>106,2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93.49408" calcext:value-type="float">
            <text:p><text:s/>10,5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3038.9291033333" calcext:value-type="float">
            <text:p>( 33,03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233.59577" calcext:value-type="float">
            <text:p>( 6,23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158.9653022222" calcext:value-type="float">
            <text:p><text:s/>97,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51.14308" calcext:value-type="float">
            <text:p><text:s/>8,85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872.77029" calcext:value-type="float">
            <text:p><text:s/>20,87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922.97029" calcext:value-type="float">
            <text:p><text:s/>3,9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744.772677291" calcext:value-type="float">
            <text:p><text:s/>132,7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38.81566" calcext:value-type="float">
            <text:p><text:s/>5,4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67.5680422222" calcext:value-type="float">
            <text:p><text:s/>40,8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85.64582" calcext:value-type="float">
            <text:p><text:s/>5,9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069.30866" calcext:value-type="float">
            <text:p><text:s/>182,0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0776.10866" calcext:value-type="float">
            <text:p><text:s/>160,7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7.306666696" calcext:value-type="float">
            <text:p><text:s/>1,0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705.4066066667" calcext:value-type="float">
            <text:p><text:s/>78,7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.53994" calcext:value-type="float">
            <text:p><text:s/>29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890.37952" calcext:value-type="float">
            <text:p><text:s/>28,89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0936.3421606" calcext:value-type="float">
            <text:p><text:s/>13,250,9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73.3199383333" calcext:value-type="float">
            <text:p><text:s/>68,5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939.555555556" calcext:value-type="float">
            <text:p><text:s/>144,9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38641.4532717" calcext:value-type="float">
            <text:p><text:s/>12,738,6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73.3199383333" calcext:value-type="float">
            <text:p><text:s/>68,5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45.2" calcext:value-type="float">
            <text:p><text:s/>32,6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4710.133333333" calcext:value-type="float">
            <text:p><text:s/>334,7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9679.36648" calcext:value-type="float">
            <text:p><text:s/>389,6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.16648" calcext:value-type="float">
            <text:p><text:s/>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22.96648" calcext:value-type="float">
            <text:p><text:s/>4,3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.16648" calcext:value-type="float">
            <text:p><text:s/>3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5356.4" calcext:value-type="float">
            <text:p><text:s/>385,35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1542.35129" calcext:value-type="float">
            <text:p><text:s/>1,251,5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143.95129" calcext:value-type="float">
            <text:p><text:s/>98,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1215.890396667" calcext:value-type="float">
            <text:p><text:s/>601,2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106.42373" calcext:value-type="float">
            <text:p><text:s/>98,1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53.33333333333" calcext:value-type="float">
            <text:p><text:s/>9,7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98.7472066667" calcext:value-type="float">
            <text:p><text:s/>12,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6805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42.0666666667" calcext:value-type="float">
            <text:p><text:s/>10,8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71.53333333333" calcext:value-type="float">
            <text:p><text:s/>7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7232.777777778" calcext:value-type="float">
            <text:p><text:s/>477,2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3028.002575556" calcext:value-type="float">
            <text:p><text:s/>133,02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4.84702" calcext:value-type="float">
            <text:p><text:s/>3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95166.11893" calcext:value-type="float">
            <text:p><text:s/>1,395,16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95166.11893" calcext:value-type="float">
            <text:p><text:s/>1,395,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68723.2533177" calcext:value-type="float">
            <text:p><text:s/>21,968,7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0689.62625" calcext:value-type="float">
            <text:p><text:s/>680,6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68723.2533177" calcext:value-type="float">
            <text:p><text:s/>21,968,7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0689.62625" calcext:value-type="float">
            <text:p><text:s/>680,6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941992.5595833" calcext:value-type="float">
            <text:p>( 17,941,99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80689.62625" calcext:value-type="float">
            <text:p>( 680,69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47327.239439" calcext:value-type="float">
            <text:p><text:s/>16,747,3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602.708837" calcext:value-type="float">
            <text:p><text:s/>103,6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98480.954" calcext:value-type="float">
            <text:p><text:s/>12,198,4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67.582072" calcext:value-type="float">
            <text:p><text:s/>20,4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8378.703367" calcext:value-type="float">
            <text:p><text:s/>4,528,3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602.708837" calcext:value-type="float">
            <text:p><text:s/>103,6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0665.103971" calcext:value-type="float">
            <text:p><text:s/>2,030,6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30665.103971" calcext:value-type="float">
            <text:p><text:s/>2,030,66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92522.6" calcext:value-type="float">
            <text:p><text:s/>11,492,5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17408.86666667" calcext:value-type="float">
            <text:p><text:s/>5,517,4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1976" calcext:value-type="float">
            <text:p><text:s/>2,161,9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336433.77777778" calcext:value-type="float">
            <text:p><text:s/>2,336,4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140.866666667" calcext:value-type="float">
            <text:p><text:s/>192,141 <text:s/></text:p>
          </table:table-cell>
          <table:table-cell table:number-columns-repeated="2" table:style-name="ce42" office:value-type="float" office:value="-37409.9266666668" calcext:value-type="float">
            <text:p><text:s/>-37,4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2246.2222222223" calcext:value-type="float">
            <text:p><text:s/>-42,246 <text:s/></text:p>
          </table:table-cell>
          <table:table-cell table:style-name="ce42" office:value-type="float" office:value="1249.5" calcext:value-type="float">
            <text:p><text:s/>1,2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300381.7333333" calcext:value-type="float">
            <text:p><text:s/>11,300,382 <text:s/></text:p>
          </table:table-cell>
          <table:table-cell table:number-columns-repeated="2" table:style-name="ce43" office:value-type="float" office:value="-5479998.94" calcext:value-type="float">
            <text:p><text:s/>-5,479,99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456163.55555556" calcext:value-type="float">
            <text:p><text:s/>-4,456,164 <text:s/></text:p>
          </table:table-cell>
          <table:table-cell table:style-name="ce43" office:value-type="float" office:value="-1249.5" calcext:value-type="float">
            <text:p><text:s/>-1,2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0619.53333333" calcext:value-type="float">
            <text:p><text:s/>4,380,620 <text:s/></text:p>
          </table:table-cell>
          <table:table-cell table:number-columns-repeated="2" table:style-name="ce42" office:value-type="float" office:value="15450.0666666667" calcext:value-type="float">
            <text:p><text:s/>15,4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81.33333333333" calcext:value-type="float">
            <text:p><text:s/>3,581 <text:s/></text:p>
          </table:table-cell>
          <table:table-cell table:style-name="ce42" office:value-type="float" office:value="7523.55555555556" calcext:value-type="float">
            <text:p><text:s/>7,5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18" calcext:value-type="float">
            <text:p><text:s/>0 <text:s/></text:p>
          </table:table-cell>
          <table:table-cell table:style-name="ce43" office:value-type="float" office:value="-52159.2933333327" calcext:value-type="float">
            <text:p><text:s/>-52,159 <text:s/></text:p>
          </table:table-cell>
          <table:table-cell table:style-name="ce43" office:value-type="float" office:value="-52159.293333333" calcext:value-type="float">
            <text:p><text:s/>-52,1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581.33333333333" calcext:value-type="float">
            <text:p><text:s/>-3,581 <text:s/></text:p>
          </table:table-cell>
          <table:table-cell table:style-name="ce43" office:value-type="float" office:value="-61924.4444444443" calcext:value-type="float">
            <text:p><text:s/>-61,924 <text:s/></text:p>
          </table:table-cell>
          <table:table-cell table:style-name="ce43" office:value-type="float" office:value="-15173.4444444444" calcext:value-type="float">
            <text:p><text:s/>-15,1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41540.7333333" calcext:value-type="float">
            <text:p><text:s/>10,341,541 <text:s/></text:p>
          </table:table-cell>
          <table:table-cell table:style-name="ce42" office:value-type="float" office:value="14130789.3133333" calcext:value-type="float">
            <text:p><text:s/>14,130,789 <text:s/></text:p>
          </table:table-cell>
          <table:table-cell table:style-name="ce42" office:value-type="float" office:value="14130789.3133333" calcext:value-type="float">
            <text:p><text:s/>14,130,7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6377.77777778" calcext:value-type="float">
            <text:p><text:s/>4,736,3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41540.7333333" calcext:value-type="float">
            <text:p><text:s/>10,341,541 <text:s/></text:p>
          </table:table-cell>
          <table:table-cell table:number-columns-repeated="2" table:style-name="ce42" office:value-type="float" office:value="8657080.41066667" calcext:value-type="float">
            <text:p><text:s/>8,657,0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6377.77777778" calcext:value-type="float">
            <text:p><text:s/>4,736,3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5473708.90266667" calcext:value-type="float">
            <text:p><text:s/>5,473,70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00.4" calcext:value-type="float">
            <text:p><text:s/>4,3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30.8" calcext:value-type="float">
            <text:p><text:s/>2,2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55.73333333333" calcext:value-type="float">
            <text:p><text:s/>2,0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3.8666666666667" calcext:value-type="float">
            <text:p><text:s/>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261302.9333333" calcext:value-type="float">
            <text:p><text:s/>17,261,303 <text:s/></text:p>
          </table:table-cell>
          <table:table-cell table:number-columns-repeated="2" table:style-name="ce44" office:value-type="float" office:value="8683199.2" calcext:value-type="float">
            <text:p><text:s/>8,683,19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34615.111111111" calcext:value-type="float">
            <text:p><text:s/>334,615 <text:s/></text:p>
          </table:table-cell>
          <table:table-cell table:style-name="ce44" office:value-type="float" office:value="13922.0555555556" calcext:value-type="float">
            <text:p><text:s/>13,92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683199.2" calcext:value-type="float">
            <text:p><text:s/>8,683,19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34615.111111111" calcext:value-type="float">
            <text:p><text:s/>334,615 <text:s/></text:p>
          </table:table-cell>
          <table:table-cell table:style-name="ce44" office:value-type="float" office:value="13922.0555555556" calcext:value-type="float">
            <text:p><text:s/>13,9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436" calcext:value-type="float">
            <text:p><text:s/>7,4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3.55555555556" calcext:value-type="float">
            <text:p><text:s/>1,084 <text:s/></text:p>
          </table:table-cell>
          <table:table-cell table:style-name="ce42" office:value-type="float" office:value="764.055555555556" calcext:value-type="float">
            <text:p><text:s/>7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.2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19.2" calcext:value-type="float">
            <text:p><text:s/>1,0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5.6" calcext:value-type="float">
            <text:p><text:s/>2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.4444444444444" calcext:value-type="float">
            <text:p><text:s/>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.4444444444444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7.8" calcext:value-type="float">
            <text:p>( 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8.4444444444444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" calcext:value-type="float">
            <text:p><text:s/>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5.11111111111" calcext:value-type="float">
            <text:p><text:s/>1,0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.5333333333333" calcext:value-type="float">
            <text:p><text:s/>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3.4" calcext:value-type="float">
            <text:p><text:s/>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4.8" calcext:value-type="float">
            <text:p><text:s/>1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4.4" calcext:value-type="float">
            <text:p><text:s/>1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53333333333333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0.466666666667" calcext:value-type="float">
            <text:p><text:s/>2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8" calcext:value-type="float">
            <text:p><text:s/>2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.4666666666667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.0666666666667" calcext:value-type="float">
            <text:p><text:s/>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41.266666666667" calcext:value-type="float">
            <text:p><text:s/>14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9.533333333333" calcext:value-type="float">
            <text:p><text:s/>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46.93333333333" calcext:value-type="float">
            <text:p><text:s/>3,6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2.055555555556" calcext:value-type="float">
            <text:p><text:s/>6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.8666666666667" calcext:value-type="float">
            <text:p><text:s/>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4" calcext:value-type="float">
            <text:p><text:s/>4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5.333333333333" calcext:value-type="float">
            <text:p><text:s/>4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28510.8" calcext:value-type="float">
            <text:p><text:s/>8,628,5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939.555555556" calcext:value-type="float">
            <text:p><text:s/>144,9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44939.555555556" calcext:value-type="float">
            <text:p><text:s/>144,9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28510.8" calcext:value-type="float">
            <text:p><text:s/>8,628,5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5.2" calcext:value-type="float">
            <text:p><text:s/>2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5.2" calcext:value-type="float">
            <text:p><text:s/>2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987.2" calcext:value-type="float">
            <text:p><text:s/>46,9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592" calcext:value-type="float">
            <text:p><text:s/>188,592 <text:s/></text:p>
          </table:table-cell>
          <table:table-cell table:style-name="ce42" office:value-type="float" office:value="13158" calcext:value-type="float">
            <text:p><text:s/>13,1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8330" calcext:value-type="float">
            <text:p><text:s/>8,3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.6666666666667" calcext:value-type="float">
            <text:p><text:s/>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20.73333333333" calcext:value-type="float">
            <text:p><text:s/>8,6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39.53333333333" calcext:value-type="float">
            <text:p><text:s/>4,0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344.7333333333" calcext:value-type="float">
            <text:p><text:s/>31,3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566.222222222" calcext:value-type="float">
            <text:p><text:s/>188,566 <text:s/></text:p>
          </table:table-cell>
          <table:table-cell table:style-name="ce42" office:value-type="float" office:value="4019.55555555556" calcext:value-type="float">
            <text:p><text:s/>4,02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960.53333333333" calcext:value-type="float">
            <text:p><text:s/>2,96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.7777777777778" calcext:value-type="float">
            <text:p><text:s/>26 <text:s/></text:p>
          </table:table-cell>
          <table:table-cell table:style-name="ce43" office:value-type="float" office:value="808.444444444445" calcext:value-type="float">
            <text:p><text:s/>80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61302.9333333" calcext:value-type="float">
            <text:p><text:s/>17,261,3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61302.9333333" calcext:value-type="float">
            <text:p><text:s/>17,261,3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261302.9333333" calcext:value-type="float">
            <text:p>( 17,261,30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5413.33333333" calcext:value-type="float">
            <text:p><text:s/>2,825,4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615.466666667" calcext:value-type="float">
            <text:p><text:s/>330,615 <text:s/></text:p>
          </table:table-cell>
          <table:table-cell table:style-name="ce42" office:value-type="float" office:value="8346.66666666667" calcext:value-type="float">
            <text:p><text:s/>8,347 <text:s/></text:p>
          </table:table-cell>
          <table:table-cell table:style-name="ce42" office:value-type="float" office:value="1227436.47053692" calcext:value-type="float">
            <text:p><text:s/>1,227,436 <text:s/></text:p>
          </table:table-cell>
          <table:table-cell table:style-name="ce42" office:value-type="float" office:value="51144" calcext:value-type="float">
            <text:p><text:s/>51,144 <text:s/></text:p>
          </table:table-cell>
          <table:table-cell table:style-name="ce42" office:value-type="float" office:value="30702.6222222222" calcext:value-type="float">
            <text:p><text:s/>30,703 <text:s/></text:p>
          </table:table-cell>
          <table:table-cell table:style-name="ce42" office:value-type="float" office:value="254736" calcext:value-type="float">
            <text:p><text:s/>254,7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619335.6" calcext:value-type="float">
            <text:p><text:s/>9,619,336 <text:s/></text:p>
          </table:table-cell>
          <table:table-cell table:style-name="ce42" office:value-type="float" office:value="354757.333333333" calcext:value-type="float">
            <text:p><text:s/>354,757 <text:s/></text:p>
          </table:table-cell>
          <table:table-cell table:style-name="ce42" office:value-type="float" office:value="32" calcext:value-type="float">
            <text:p><text:s/>32 <text:s/></text:p>
          </table:table-cell>
          <table:table-cell table:style-name="ce42" office:value-type="float" office:value="386803.2" calcext:value-type="float">
            <text:p><text:s/>386,803 <text:s/></text:p>
          </table:table-cell>
          <table:table-cell table:style-name="ce42" office:value-type="float" office:value="695916.666666667" calcext:value-type="float">
            <text:p><text:s/>695,917 <text:s/></text:p>
          </table:table-cell>
          <table:table-cell table:style-name="ce42" office:value-type="float" office:value="41196.5501359067" calcext:value-type="float">
            <text:p><text:s/>41,197 <text:s/></text:p>
          </table:table-cell>
          <table:table-cell table:style-name="ce42" office:value-type="float" office:value="29798" calcext:value-type="float">
            <text:p><text:s/>29,798 <text:s/></text:p>
          </table:table-cell>
          <table:table-cell table:style-name="ce42" office:value-type="float" office:value="200182.044444444" calcext:value-type="float">
            <text:p><text:s/>200,182 <text:s/></text:p>
          </table:table-cell>
          <table:table-cell table:style-name="ce42" office:value-type="float" office:value="74980" calcext:value-type="float">
            <text:p><text:s/>74,9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00175.733333333" calcext:value-type="float">
            <text:p><text:s/>200,176 <text:s/></text:p>
          </table:table-cell>
          <table:table-cell table:style-name="ce42" office:value-type="float" office:value="2195666.13333333" calcext:value-type="float">
            <text:p><text:s/>2,195,6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73.33333333333" calcext:value-type="float">
            <text:p><text:s/>5,1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64277.026666667" calcext:value-type="float">
            <text:p><text:s/>-164,277 <text:s/></text:p>
          </table:table-cell>
          <table:table-cell table:style-name="ce42" office:value-type="float" office:value="190401.536106667" calcext:value-type="float">
            <text:p><text:s/>190,402 <text:s/></text:p>
          </table:table-cell>
          <table:table-cell table:style-name="ce42" office:value-type="float" office:value="-2134" calcext:value-type="float">
            <text:p><text:s/>-2,134 <text:s/></text:p>
          </table:table-cell>
          <table:table-cell table:style-name="ce42" office:value-type="float" office:value="-180902.4" calcext:value-type="float">
            <text:p><text:s/>-180,902 <text:s/></text:p>
          </table:table-cell>
          <table:table-cell table:style-name="ce42" office:value-type="float" office:value="-3936.66666666668" calcext:value-type="float">
            <text:p><text:s/>-3,937 <text:s/></text:p>
          </table:table-cell>
          <table:table-cell table:style-name="ce42" office:value-type="float" office:value="-7462.62222222219" calcext:value-type="float">
            <text:p><text:s/>-7,463 <text:s/></text:p>
          </table:table-cell>
          <table:table-cell table:style-name="ce42" office:value-type="float" office:value="-4553" calcext:value-type="float">
            <text:p><text:s/>-4,553 <text:s/></text:p>
          </table:table-cell>
          <table:table-cell table:style-name="ce42" office:value-type="float" office:value="32339.8888888889" calcext:value-type="float">
            <text:p><text:s/>32,340 <text:s/></text:p>
          </table:table-cell>
          <table:table-cell table:style-name="ce42" office:value-type="float" office:value="-241088" calcext:value-type="float">
            <text:p><text:s/>-241,0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655234.30666667" calcext:value-type="float">
            <text:p><text:s/>-9,655,234 <text:s/></text:p>
          </table:table-cell>
          <table:table-cell table:style-name="ce43" office:value-type="float" office:value="84588.3305599998" calcext:value-type="float">
            <text:p><text:s/>84,588 <text:s/></text:p>
          </table:table-cell>
          <table:table-cell table:style-name="ce43" office:value-type="float" office:value="2102" calcext:value-type="float">
            <text:p><text:s/>2,102 <text:s/></text:p>
          </table:table-cell>
          <table:table-cell table:style-name="ce43" office:value-type="float" office:value="119541.333333333" calcext:value-type="float">
            <text:p><text:s/>119,541 <text:s/></text:p>
          </table:table-cell>
          <table:table-cell table:style-name="ce43" office:value-type="float" office:value="-683633.333333333" calcext:value-type="float">
            <text:p><text:s/>-683,633 <text:s/></text:p>
          </table:table-cell>
          <table:table-cell table:style-name="ce43" office:value-type="float" office:value="1193702.54262324" calcext:value-type="float">
            <text:p><text:s/>1,193,703 <text:s/></text:p>
          </table:table-cell>
          <table:table-cell table:style-name="ce43" office:value-type="float" office:value="25899" calcext:value-type="float">
            <text:p><text:s/>25,899 <text:s/></text:p>
          </table:table-cell>
          <table:table-cell table:style-name="ce43" office:value-type="float" office:value="-201819.311111111" calcext:value-type="float">
            <text:p><text:s/>-201,819 <text:s/></text:p>
          </table:table-cell>
          <table:table-cell table:style-name="ce43" office:value-type="float" office:value="420844" calcext:value-type="float">
            <text:p><text:s/>420,8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65358.8" calcext:value-type="float">
            <text:p><text:s/>265,359 <text:s/></text:p>
          </table:table-cell>
          <table:table-cell table:style-name="ce42" office:value-type="float" office:value="2701733.33333333" calcext:value-type="float">
            <text:p><text:s/>2,701,733 <text:s/></text:p>
          </table:table-cell>
          <table:table-cell table:style-name="ce42" office:value-type="float" office:value="474" calcext:value-type="float">
            <text:p><text:s/>474 <text:s/></text:p>
          </table:table-cell>
          <table:table-cell table:style-name="ce42" office:value-type="float" office:value="26196.2666666667" calcext:value-type="float">
            <text:p><text:s/>26,1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54.26666666667" calcext:value-type="float">
            <text:p><text:s/>5,8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604" calcext:value-type="float">
            <text:p><text:s/>274,60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0339.2933333325" calcext:value-type="float">
            <text:p><text:s/>90,339 <text:s/></text:p>
          </table:table-cell>
          <table:table-cell table:style-name="ce43" office:value-type="float" office:value="-135403.75926" calcext:value-type="float">
            <text:p><text:s/>-135,40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0466.226980423" calcext:value-type="float">
            <text:p><text:s/>130,466 <text:s/></text:p>
          </table:table-cell>
          <table:table-cell table:style-name="ce42" office:value-type="float" office:value="3586624.16311335" calcext:value-type="float">
            <text:p><text:s/>3,586,6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5596.429103098" calcext:value-type="float">
            <text:p><text:s/>565,596 <text:s/></text:p>
          </table:table-cell>
          <table:table-cell table:style-name="ce42" office:value-type="float" office:value="9545.78021819511" calcext:value-type="float">
            <text:p><text:s/>9,5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8829.866666667" calcext:value-type="float">
            <text:p><text:s/>128,830 <text:s/></text:p>
          </table:table-cell>
          <table:table-cell table:style-name="ce42" office:value-type="float" office:value="2985594.66666667" calcext:value-type="float">
            <text:p><text:s/>2,985,5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56" calcext:value-type="float">
            <text:p><text:s/>8,6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36.360313756" calcext:value-type="float">
            <text:p><text:s/>1,636 <text:s/></text:p>
          </table:table-cell>
          <table:table-cell table:style-name="ce43" office:value-type="float" office:value="592373.496446687" calcext:value-type="float">
            <text:p><text:s/>592,37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65596.429103098" calcext:value-type="float">
            <text:p><text:s/>565,596 <text:s/></text:p>
          </table:table-cell>
          <table:table-cell table:style-name="ce43" office:value-type="float" office:value="9545.78021819511" calcext:value-type="float">
            <text:p><text:s/>9,5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352980.5333333" calcext:value-type="float">
            <text:p><text:s/>15,352,981 <text:s/></text:p>
          </table:table-cell>
          <table:table-cell table:style-name="ce42" office:value-type="float" office:value="12475428.1030333" calcext:value-type="float">
            <text:p><text:s/>12,475,428 <text:s/></text:p>
          </table:table-cell>
          <table:table-cell table:style-name="ce42" office:value-type="float" office:value="6724" calcext:value-type="float">
            <text:p><text:s/>6,724 <text:s/></text:p>
          </table:table-cell>
          <table:table-cell table:style-name="ce42" office:value-type="float" office:value="340928" calcext:value-type="float">
            <text:p><text:s/>340,928 <text:s/></text:p>
          </table:table-cell>
          <table:table-cell table:style-name="ce42" office:value-type="float" office:value="1117917.77777778" calcext:value-type="float">
            <text:p><text:s/>1,117,918 <text:s/></text:p>
          </table:table-cell>
          <table:table-cell table:style-name="ce42" office:value-type="float" office:value="106812.7" calcext:value-type="float">
            <text:p><text:s/>106,8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7803.37777778" calcext:value-type="float">
            <text:p><text:s/>1,357,803 <text:s/></text:p>
          </table:table-cell>
          <table:table-cell table:style-name="ce42" office:value-type="float" office:value="1698962.87333333" calcext:value-type="float">
            <text:p><text:s/>1,698,9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092423.6213333" calcext:value-type="float">
            <text:p><text:s/>15,092,424 <text:s/></text:p>
          </table:table-cell>
          <table:table-cell table:style-name="ce42" office:value-type="float" office:value="12475428.1030333" calcext:value-type="float">
            <text:p><text:s/>12,475,428 <text:s/></text:p>
          </table:table-cell>
          <table:table-cell table:style-name="ce42" office:value-type="float" office:value="6724" calcext:value-type="float">
            <text:p><text:s/>6,724 <text:s/></text:p>
          </table:table-cell>
          <table:table-cell table:style-name="ce42" office:value-type="float" office:value="340928" calcext:value-type="float">
            <text:p><text:s/>340,928 <text:s/></text:p>
          </table:table-cell>
          <table:table-cell table:style-name="ce42" office:value-type="float" office:value="1117917.77777778" calcext:value-type="float">
            <text:p><text:s/>1,117,918 <text:s/></text:p>
          </table:table-cell>
          <table:table-cell table:style-name="ce42" office:value-type="float" office:value="106812.7" calcext:value-type="float">
            <text:p><text:s/>106,8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7803.37777778" calcext:value-type="float">
            <text:p><text:s/>1,357,803 <text:s/></text:p>
          </table:table-cell>
          <table:table-cell table:style-name="ce42" office:value-type="float" office:value="1394287.84933333" calcext:value-type="float">
            <text:p><text:s/>1,394,2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60556.912" calcext:value-type="float">
            <text:p><text:s/>260,55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304675.024" calcext:value-type="float">
            <text:p><text:s/>304,6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8555.7333333333" calcext:value-type="float">
            <text:p><text:s/>48,556 <text:s/></text:p>
          </table:table-cell>
          <table:table-cell table:style-name="ce42" office:value-type="float" office:value="711292.909821163" calcext:value-type="float">
            <text:p><text:s/>711,2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8771.170896902" calcext:value-type="float">
            <text:p><text:s/>558,771 <text:s/></text:p>
          </table:table-cell>
          <table:table-cell table:style-name="ce42" office:value-type="float" office:value="24914.3531151382" calcext:value-type="float">
            <text:p><text:s/>24,9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2.8" calcext:value-type="float">
            <text:p><text:s/>1,6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.6666666666667" calcext:value-type="float">
            <text:p><text:s/>19 <text:s/></text:p>
          </table:table-cell>
          <table:table-cell table:style-name="ce42" office:value-type="float" office:value="18022.4" calcext:value-type="float">
            <text:p><text:s/>18,0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" calcext:value-type="float">
            <text:p><text:s/>1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8525.8666666667" calcext:value-type="float">
            <text:p><text:s/>48,526 <text:s/></text:p>
          </table:table-cell>
          <table:table-cell table:style-name="ce42" office:value-type="float" office:value="691497.709821163" calcext:value-type="float">
            <text:p><text:s/>691,4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8771.170896902" calcext:value-type="float">
            <text:p><text:s/>558,771 <text:s/></text:p>
          </table:table-cell>
          <table:table-cell table:style-name="ce42" office:value-type="float" office:value="24914.3531151382" calcext:value-type="float">
            <text:p><text:s/>24,9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1.2" calcext:value-type="float">
            <text:p><text:s/>1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63026.17301958" calcext:value-type="float">
            <text:p><text:s/>5,163,026 <text:s/></text:p>
          </table:table-cell>
          <table:table-cell table:style-name="ce44" office:value-type="float" office:value="5695769.78658548" calcext:value-type="float">
            <text:p><text:s/>5,695,770 <text:s/></text:p>
          </table:table-cell>
          <table:table-cell table:style-name="ce44" office:value-type="float" office:value="8352" calcext:value-type="float">
            <text:p><text:s/>8,352 <text:s/></text:p>
          </table:table-cell>
          <table:table-cell table:style-name="ce44" office:value-type="float" office:value="434273.066666667" calcext:value-type="float">
            <text:p><text:s/>434,273 <text:s/></text:p>
          </table:table-cell>
          <table:table-cell table:style-name="ce44" office:value-type="float" office:value="434284.444444444" calcext:value-type="float">
            <text:p><text:s/>434,284 <text:s/></text:p>
          </table:table-cell>
          <table:table-cell table:style-name="ce44" office:value-type="float" office:value="1294660.97595657" calcext:value-type="float">
            <text:p><text:s/>1,294,661 <text:s/></text:p>
          </table:table-cell>
          <table:table-cell table:style-name="ce44" office:value-type="float" office:value="25899" calcext:value-type="float">
            <text:p><text:s/>25,899 <text:s/></text:p>
          </table:table-cell>
          <table:table-cell table:style-name="ce44" office:value-type="float" office:value="31616.4666666666" calcext:value-type="float">
            <text:p><text:s/>31,616 <text:s/></text:p>
          </table:table-cell>
          <table:table-cell table:style-name="ce44" office:value-type="float" office:value="1810742.74" calcext:value-type="float">
            <text:p><text:s/>1,810,74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63026.17301958" calcext:value-type="float">
            <text:p><text:s/>5,163,026 <text:s/></text:p>
          </table:table-cell>
          <table:table-cell table:style-name="ce44" office:value-type="float" office:value="5695769.78658548" calcext:value-type="float">
            <text:p><text:s/>5,695,770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-0.000000000027" calcext:value-type="float">
            <text:p><text:s/>-0 <text:s/></text:p>
          </table:table-cell>
          <table:table-cell table:style-name="ce44" office:value-type="float" office:value="13098" calcext:value-type="float">
            <text:p><text:s/>13,0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77653.239686244" calcext:value-type="float">
            <text:p><text:s/>177,653 <text:s/></text:p>
          </table:table-cell>
          <table:table-cell table:style-name="ce42" office:value-type="float" office:value="4978186.85325215" calcext:value-type="float">
            <text:p><text:s/>4,978,1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27" calcext:value-type="float">
            <text:p><text:s/>-0 <text:s/></text:p>
          </table:table-cell>
          <table:table-cell table:style-name="ce42" office:value-type="float" office:value="13098" calcext:value-type="float">
            <text:p><text:s/>13,0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8895.6" calcext:value-type="float">
            <text:p><text:s/>8,896 <text:s/></text:p>
          </table:table-cell>
          <table:table-cell table:style-name="ce42" office:value-type="float" office:value="31828.2666666667" calcext:value-type="float">
            <text:p><text:s/>31,8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702.53333333333" calcext:value-type="float">
            <text:p><text:s/>3,703 <text:s/></text:p>
          </table:table-cell>
          <table:table-cell table:style-name="ce42" office:value-type="float" office:value="346427.39135072" calcext:value-type="float">
            <text:p><text:s/>346,4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457.633466604" calcext:value-type="float">
            <text:p><text:s/>8,458 <text:s/></text:p>
          </table:table-cell>
          <table:table-cell table:style-name="ce42" office:value-type="float" office:value="865630.616165568" calcext:value-type="float">
            <text:p><text:s/>865,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3.0666666666667" calcext:value-type="float">
            <text:p><text:s/>13 <text:s/></text:p>
          </table:table-cell>
          <table:table-cell table:style-name="ce42" office:value-type="float" office:value="28445.8666666667" calcext:value-type="float">
            <text:p><text:s/>28,4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56" calcext:value-type="float">
            <text:p><text:s/>56 <text:s/></text:p>
          </table:table-cell>
          <table:table-cell table:style-name="ce42" office:value-type="float" office:value="6517.33333333333" calcext:value-type="float">
            <text:p><text:s/>6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38.765135390667" calcext:value-type="float">
            <text:p><text:s/>639 <text:s/></text:p>
          </table:table-cell>
          <table:table-cell table:style-name="ce42" office:value-type="float" office:value="320398.951105398" calcext:value-type="float">
            <text:p><text:s/>320,3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81.066666666667" calcext:value-type="float">
            <text:p><text:s/>181 <text:s/></text:p>
          </table:table-cell>
          <table:table-cell table:style-name="ce42" office:value-type="float" office:value="2206.93333333333" calcext:value-type="float">
            <text:p><text:s/>2,2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4046.3877508973" calcext:value-type="float">
            <text:p><text:s/>74,046 <text:s/></text:p>
          </table:table-cell>
          <table:table-cell table:style-name="ce42" office:value-type="float" office:value="1607572.44075983" calcext:value-type="float">
            <text:p><text:s/>1,607,5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27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3860.4260653" calcext:value-type="float">
            <text:p><text:s/>73,860 <text:s/></text:p>
          </table:table-cell>
          <table:table-cell table:style-name="ce42" office:value-type="float" office:value="1259574.32092562" calcext:value-type="float">
            <text:p><text:s/>1,259,5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27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198.38550945333" calcext:value-type="float">
            <text:p>( 4,198 <text:s/>)</text:p>
          </table:table-cell>
          <table:table-cell table:style-name="ce45" office:value-type="float" office:value="1042307.86332081" calcext:value-type="float">
            <text:p>( 1,042,30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9662.0405558467" calcext:value-type="float">
            <text:p>( 69,662 <text:s/>)</text:p>
          </table:table-cell>
          <table:table-cell table:style-name="ce45" office:value-type="float" office:value="212304.324271477" calcext:value-type="float">
            <text:p>( 212,30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-0.000000000027" calcext:value-type="float">
            <text:p>( -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962.13333333333" calcext:value-type="float">
            <text:p>( 4,96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8.628352264" calcext:value-type="float">
            <text:p><text:s/>9 <text:s/></text:p>
          </table:table-cell>
          <table:table-cell table:style-name="ce42" office:value-type="float" office:value="229699.529210379" calcext:value-type="float">
            <text:p><text:s/>229,7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8.6666666666667" calcext:value-type="float">
            <text:p><text:s/>19 <text:s/></text:p>
          </table:table-cell>
          <table:table-cell table:style-name="ce42" office:value-type="float" office:value="68549.257290496" calcext:value-type="float">
            <text:p><text:s/>68,5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58.666666666667" calcext:value-type="float">
            <text:p><text:s/>159 <text:s/></text:p>
          </table:table-cell>
          <table:table-cell table:style-name="ce46" office:value-type="float" office:value="49749.3333333333" calcext:value-type="float">
            <text:p><text:s/>49,74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496.26666666667" calcext:value-type="float">
            <text:p><text:s/>3,496 <text:s/></text:p>
          </table:table-cell>
          <table:table-cell table:style-name="ce42" office:value-type="float" office:value="238422.4" calcext:value-type="float">
            <text:p><text:s/>238,4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97.466666666667" calcext:value-type="float">
            <text:p><text:s/>497 <text:s/></text:p>
          </table:table-cell>
          <table:table-cell table:style-name="ce42" office:value-type="float" office:value="69781.3333333333" calcext:value-type="float">
            <text:p><text:s/>69,7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57.6" calcext:value-type="float">
            <text:p><text:s/>258 <text:s/></text:p>
          </table:table-cell>
          <table:table-cell table:style-name="ce46" office:value-type="float" office:value="84929.0666666667" calcext:value-type="float">
            <text:p><text:s/>84,92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958" calcext:value-type="float">
            <text:p><text:s/>20,958 <text:s/></text:p>
          </table:table-cell>
          <table:table-cell table:style-name="ce42" office:value-type="float" office:value="392355.2" calcext:value-type="float">
            <text:p><text:s/>392,3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351.2" calcext:value-type="float">
            <text:p><text:s/>18,351 <text:s/></text:p>
          </table:table-cell>
          <table:table-cell table:style-name="ce42" office:value-type="float" office:value="57790.9333333333" calcext:value-type="float">
            <text:p><text:s/>57,7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06.8" calcext:value-type="float">
            <text:p><text:s/>2,607 <text:s/></text:p>
          </table:table-cell>
          <table:table-cell table:style-name="ce42" office:value-type="float" office:value="334564.266666667" calcext:value-type="float">
            <text:p><text:s/>334,5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47.46666666667" calcext:value-type="float">
            <text:p>( 1,44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23900.8" calcext:value-type="float">
            <text:p>( 23,90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409.73333333333" calcext:value-type="float">
            <text:p><text:s/>7,410 <text:s/></text:p>
          </table:table-cell>
          <table:table-cell table:style-name="ce42" office:value-type="float" office:value="641827.530666667" calcext:value-type="float">
            <text:p><text:s/>641,8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098" calcext:value-type="float">
            <text:p><text:s/>13,0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174.53333333333" calcext:value-type="float">
            <text:p><text:s/>7,175 <text:s/></text:p>
          </table:table-cell>
          <table:table-cell table:style-name="ce42" office:value-type="float" office:value="546474.997333333" calcext:value-type="float">
            <text:p><text:s/>546,4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098" calcext:value-type="float">
            <text:p><text:s/>13,0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35.2" calcext:value-type="float">
            <text:p><text:s/>235 <text:s/></text:p>
          </table:table-cell>
          <table:table-cell table:style-name="ce42" office:value-type="float" office:value="95352.5333333333" calcext:value-type="float">
            <text:p><text:s/>95,3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805.3333333333" calcext:value-type="float">
            <text:p>( 26,80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386.93333333333" calcext:value-type="float">
            <text:p><text:s/>1,387 <text:s/></text:p>
          </table:table-cell>
          <table:table-cell table:style-name="ce42" office:value-type="float" office:value="86868.2666666667" calcext:value-type="float">
            <text:p><text:s/>86,8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40.533333333333" calcext:value-type="float">
            <text:p><text:s/>441 <text:s/></text:p>
          </table:table-cell>
          <table:table-cell table:style-name="ce46" office:value-type="float" office:value="16368" calcext:value-type="float">
            <text:p><text:s/>16,36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345.8666666667" calcext:value-type="float">
            <text:p><text:s/>22,346 <text:s/></text:p>
          </table:table-cell>
          <table:table-cell table:style-name="ce42" office:value-type="float" office:value="104300.557017291" calcext:value-type="float">
            <text:p><text:s/>104,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218.26666666667" calcext:value-type="float">
            <text:p><text:s/>5,218 <text:s/></text:p>
          </table:table-cell>
          <table:table-cell table:style-name="ce42" office:value-type="float" office:value="25354.6666666667" calcext:value-type="float">
            <text:p><text:s/>25,3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85.2" calcext:value-type="float">
            <text:p><text:s/>585 <text:s/></text:p>
          </table:table-cell>
          <table:table-cell table:style-name="ce42" office:value-type="float" office:value="20642.1333333333" calcext:value-type="float">
            <text:p><text:s/>20,6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99.520000018667" calcext:value-type="float">
            <text:p><text:s/>500 <text:s/></text:p>
          </table:table-cell>
          <table:table-cell table:style-name="ce42" office:value-type="float" office:value="63.7866666773333" calcext:value-type="float">
            <text:p><text:s/>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8566.8" calcext:value-type="float">
            <text:p><text:s/>18,567 <text:s/></text:p>
          </table:table-cell>
          <table:table-cell table:style-name="ce42" office:value-type="float" office:value="59355.7333333333" calcext:value-type="float">
            <text:p><text:s/>59,3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8890.37952" calcext:value-type="float">
            <text:p><text:s/>28,89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192842.26666667" calcext:value-type="float">
            <text:p><text:s/>4,192,842 <text:s/></text:p>
          </table:table-cell>
          <table:table-cell table:style-name="ce42" office:value-type="float" office:value="216070.4" calcext:value-type="float">
            <text:p><text:s/>216,0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041557.33333333" calcext:value-type="float">
            <text:p><text:s/>4,041,55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2645.2" calcext:value-type="float">
            <text:p><text:s/>32,6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18639.733333333" calcext:value-type="float">
            <text:p><text:s/>118,640 <text:s/></text:p>
          </table:table-cell>
          <table:table-cell table:style-name="ce42" office:value-type="float" office:value="216070.4" calcext:value-type="float">
            <text:p><text:s/>216,0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63517.466666667" calcext:value-type="float">
            <text:p><text:s/>363,517 <text:s/></text:p>
          </table:table-cell>
          <table:table-cell table:style-name="ce42" office:value-type="float" office:value="25864.5333333333" calcext:value-type="float">
            <text:p><text:s/>25,8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060.26666666667" calcext:value-type="float">
            <text:p><text:s/>1,060 <text:s/></text:p>
          </table:table-cell>
          <table:table-cell table:style-name="ce42" office:value-type="float" office:value="2965.33333333333" calcext:value-type="float">
            <text:p><text:s/>2,9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62457.2" calcext:value-type="float">
            <text:p><text:s/>362,457 <text:s/></text:p>
          </table:table-cell>
          <table:table-cell table:style-name="ce43" office:value-type="float" office:value="22899.2" calcext:value-type="float">
            <text:p><text:s/>22,89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9013.2" calcext:value-type="float">
            <text:p><text:s/>429,013 <text:s/></text:p>
          </table:table-cell>
          <table:table-cell table:style-name="ce42" office:value-type="float" office:value="475648" calcext:value-type="float">
            <text:p><text:s/>475,6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4104.2666666667" calcext:value-type="float">
            <text:p><text:s/>94,104 <text:s/></text:p>
          </table:table-cell>
          <table:table-cell table:style-name="ce42" office:value-type="float" office:value="400675.2" calcext:value-type="float">
            <text:p><text:s/>400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271.2" calcext:value-type="float">
            <text:p><text:s/>1,271 <text:s/></text:p>
          </table:table-cell>
          <table:table-cell table:style-name="ce42" office:value-type="float" office:value="8482.13333333333" calcext:value-type="float">
            <text:p><text:s/>8,4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894.4" calcext:value-type="float">
            <text:p><text:s/>11,894 <text:s/></text:p>
          </table:table-cell>
          <table:table-cell table:style-name="ce42" office:value-type="float" office:value="480" calcext:value-type="float">
            <text:p><text:s/>4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221.33333333333" calcext:value-type="float">
            <text:p><text:s/>2,22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73.06666666667" calcext:value-type="float">
            <text:p><text:s/>1,273 <text:s/></text:p>
          </table:table-cell>
          <table:table-cell table:style-name="ce42" office:value-type="float" office:value="1758.93333333333" calcext:value-type="float">
            <text:p><text:s/>1,7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7640.4" calcext:value-type="float">
            <text:p><text:s/>247,640 <text:s/></text:p>
          </table:table-cell>
          <table:table-cell table:style-name="ce42" office:value-type="float" office:value="5661.86666666667" calcext:value-type="float">
            <text:p><text:s/>5,6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0608.5333333333" calcext:value-type="float">
            <text:p><text:s/>70,609 <text:s/></text:p>
          </table:table-cell>
          <table:table-cell table:style-name="ce43" office:value-type="float" office:value="58589.8666666667" calcext:value-type="float">
            <text:p><text:s/>58,59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2" calcext:value-type="float">
            <text:p><text:s/>8,352 <text:s/></text:p>
          </table:table-cell>
          <table:table-cell table:style-name="ce42" office:value-type="float" office:value="434273.066666667" calcext:value-type="float">
            <text:p><text:s/>434,273 <text:s/></text:p>
          </table:table-cell>
          <table:table-cell table:style-name="ce42" office:value-type="float" office:value="434284.444444444" calcext:value-type="float">
            <text:p><text:s/>434,284 <text:s/></text:p>
          </table:table-cell>
          <table:table-cell table:style-name="ce42" office:value-type="float" office:value="1294660.97595657" calcext:value-type="float">
            <text:p><text:s/>1,294,661 <text:s/></text:p>
          </table:table-cell>
          <table:table-cell table:style-name="ce42" office:value-type="float" office:value="25899" calcext:value-type="float">
            <text:p><text:s/>25,899 <text:s/></text:p>
          </table:table-cell>
          <table:table-cell table:style-name="ce42" office:value-type="float" office:value="31616.4666666667" calcext:value-type="float">
            <text:p><text:s/>31,616 <text:s/></text:p>
          </table:table-cell>
          <table:table-cell table:style-name="ce42" office:value-type="float" office:value="1797644.74" calcext:value-type="float">
            <text:p><text:s/>1,797,64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2" calcext:value-type="float">
            <text:p><text:s/>8,352 <text:s/></text:p>
          </table:table-cell>
          <table:table-cell table:style-name="ce42" office:value-type="float" office:value="434273.066666667" calcext:value-type="float">
            <text:p><text:s/>434,273 <text:s/></text:p>
          </table:table-cell>
          <table:table-cell table:style-name="ce42" office:value-type="float" office:value="434284.444444444" calcext:value-type="float">
            <text:p><text:s/>434,284 <text:s/></text:p>
          </table:table-cell>
          <table:table-cell table:style-name="ce42" office:value-type="float" office:value="1294660.97595657" calcext:value-type="float">
            <text:p><text:s/>1,294,661 <text:s/></text:p>
          </table:table-cell>
          <table:table-cell table:style-name="ce42" office:value-type="float" office:value="25899" calcext:value-type="float">
            <text:p><text:s/>25,899 <text:s/></text:p>
          </table:table-cell>
          <table:table-cell table:style-name="ce42" office:value-type="float" office:value="31616.4666666667" calcext:value-type="float">
            <text:p><text:s/>31,616 <text:s/></text:p>
          </table:table-cell>
          <table:table-cell table:style-name="ce42" office:value-type="float" office:value="1797644.74" calcext:value-type="float">
            <text:p><text:s/>1,797,64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6549.80389528" calcext:value-type="float">
            <text:p><text:s/>516,550 <text:s/></text:p>
          </table:table-cell>
          <table:table-cell table:style-name="ce42" office:value-type="float" office:value="14338285.9036547" calcext:value-type="float">
            <text:p><text:s/>14,338,2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8059.224738" calcext:value-type="float">
            <text:p><text:s/>1,748,059 <text:s/></text:p>
          </table:table-cell>
          <table:table-cell table:style-name="ce42" office:value-type="float" office:value="40829.598314" calcext:value-type="float">
            <text:p><text:s/>40,830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4136.47860528" calcext:value-type="float">
            <text:p><text:s/>504,136 <text:s/></text:p>
          </table:table-cell>
          <table:table-cell table:style-name="ce42" office:value-type="float" office:value="11694344.4753947" calcext:value-type="float">
            <text:p><text:s/>11,694,3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67.582072" calcext:value-type="float">
            <text:p><text:s/>20,4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413.32529" calcext:value-type="float">
            <text:p><text:s/>12,413 <text:s/></text:p>
          </table:table-cell>
          <table:table-cell table:style-name="ce42" office:value-type="float" office:value="2623473.846188" calcext:value-type="float">
            <text:p><text:s/>2,623,4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8059.224738" calcext:value-type="float">
            <text:p><text:s/>1,748,059 <text:s/></text:p>
          </table:table-cell>
          <table:table-cell table:style-name="ce42" office:value-type="float" office:value="40829.598314" calcext:value-type="float">
            <text:p><text:s/>40,830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754.864678" calcext:value-type="float">
            <text:p><text:s/>63,7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6910.239293" calcext:value-type="float">
            <text:p><text:s/>1,966,910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3754.864678" calcext:value-type="float">
            <text:p><text:s/>63,75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966910.239293" calcext:value-type="float">
            <text:p><text:s/>1,966,910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70517.333333333" calcext:value-type="float">
            <text:p><text:s/>370,51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88884.42028229" calcext:value-type="float">
            <text:p><text:s/>1,688,884 <text:s/></text:p>
          </table:table-cell>
          <table:table-cell table:style-name="ce41" office:value-type="float" office:value="252325.924171174" calcext:value-type="float">
            <text:p><text:s/>252,326 <text:s/></text:p>
          </table:table-cell>
          <table:table-cell table:style-name="ce41" office:value-type="float" office:value="234071.994977174" calcext:value-type="float">
            <text:p><text:s/>234,072 <text:s/></text:p>
          </table:table-cell>
          <table:table-cell table:style-name="ce41" office:value-type="float" office:value="1685.6" calcext:value-type="float">
            <text:p><text:s/>1,686 <text:s/></text:p>
          </table:table-cell>
          <table:table-cell table:style-name="ce41" office:value-type="float" office:value="16568.329194" calcext:value-type="float">
            <text:p><text:s/>16,568 <text:s/></text:p>
          </table:table-cell>
          <table:table-cell table:style-name="ce41" office:value-type="float" office:value="1436558.49611111" calcext:value-type="float">
            <text:p><text:s/>1,436,55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850365.908473" calcext:value-type="float">
            <text:p><text:s/>10,850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50365.908473" calcext:value-type="float">
            <text:p><text:s/>10,850,366 <text:s/></text:p>
          </table:table-cell>
          <table:table-cell table:number-columns-repeated="2" table:style-name="ce42" office:value-type="float" office:value="70.5411666666667" calcext:value-type="float">
            <text:p><text:s/>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.5411666666667" calcext:value-type="float">
            <text:p><text:s/>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6115.3629679303" calcext:value-type="float">
            <text:p><text:s/>-26,115 <text:s/></text:p>
          </table:table-cell>
          <table:table-cell table:style-name="ce42" office:value-type="float" office:value="89797.0248888889" calcext:value-type="float">
            <text:p><text:s/>89,797 <text:s/></text:p>
          </table:table-cell>
          <table:table-cell table:style-name="ce42" office:value-type="float" office:value="-115912.387856819" calcext:value-type="float">
            <text:p><text:s/>-115,912 <text:s/></text:p>
          </table:table-cell>
          <table:table-cell table:number-columns-repeated="2" table:style-name="ce42" office:value-type="float" office:value="8.22516666666671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.22516666666671" calcext:value-type="float">
            <text:p><text:s/>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246998.6047743" calcext:value-type="float">
            <text:p><text:s/>11,246,999 <text:s/></text:p>
          </table:table-cell>
          <table:table-cell table:style-name="ce43" office:value-type="float" office:value="280720.308444444" calcext:value-type="float">
            <text:p><text:s/>280,720 <text:s/></text:p>
          </table:table-cell>
          <table:table-cell table:style-name="ce43" office:value-type="float" office:value="10966278.2963299" calcext:value-type="float">
            <text:p><text:s/>10,966,278 <text:s/></text:p>
          </table:table-cell>
          <table:table-cell table:style-name="ce43" office:value-type="float" office:value="1688946.73628228" calcext:value-type="float">
            <text:p><text:s/>1,688,947 <text:s/></text:p>
          </table:table-cell>
          <table:table-cell table:style-name="ce43" office:value-type="float" office:value="252388.240171174" calcext:value-type="float">
            <text:p><text:s/>252,388 <text:s/></text:p>
          </table:table-cell>
          <table:table-cell table:style-name="ce43" office:value-type="float" office:value="234071.994977174" calcext:value-type="float">
            <text:p><text:s/>234,072 <text:s/></text:p>
          </table:table-cell>
          <table:table-cell table:style-name="ce43" office:value-type="float" office:value="1747.916" calcext:value-type="float">
            <text:p><text:s/>1,748 <text:s/></text:p>
          </table:table-cell>
          <table:table-cell table:style-name="ce43" office:value-type="float" office:value="16568.329194" calcext:value-type="float">
            <text:p><text:s/>16,568 <text:s/></text:p>
          </table:table-cell>
          <table:table-cell table:style-name="ce43" office:value-type="float" office:value="1436558.49611111" calcext:value-type="float">
            <text:p><text:s/>1,436,5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1900543.2963299" calcext:value-type="float">
            <text:p><text:s/>11,900,5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00543.2963299" calcext:value-type="float">
            <text:p><text:s/>11,900,543 <text:s/></text:p>
          </table:table-cell>
          <table:table-cell table:number-columns-repeated="2" table:style-name="ce42" office:value-type="float" office:value="719.752" calcext:value-type="float">
            <text:p><text:s/>7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9.752" calcext:value-type="float">
            <text:p><text:s/>7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3945.1973333335" calcext:value-type="float">
            <text:p><text:s/>-13,945 <text:s/></text:p>
          </table:table-cell>
          <table:table-cell table:style-name="ce43" office:value-type="float" office:value="-1027.27733333331" calcext:value-type="float">
            <text:p><text:s/>-1,027 <text:s/></text:p>
          </table:table-cell>
          <table:table-cell table:style-name="ce43" office:value-type="float" office:value="-12917.9200000002" calcext:value-type="float">
            <text:p><text:s/>-12,918 <text:s/></text:p>
          </table:table-cell>
          <table:table-cell table:style-name="ce43" office:value-type="float" office:value="0.564000000043076" calcext:value-type="float">
            <text:p><text:s/>1 <text:s/></text:p>
          </table:table-cell>
          <table:table-cell table:style-name="ce43" office:value-type="float" office:value="0.564000000000076" calcext:value-type="float">
            <text:p><text:s/>1 <text:s/></text:p>
          </table:table-cell>
          <table:table-cell table:style-name="ce43" office:value-type="float" office:value="0.0000000000002" calcext:value-type="float">
            <text:p><text:s/>0 <text:s/></text:p>
          </table:table-cell>
          <table:table-cell table:style-name="ce43" office:value-type="float" office:value="0.563999999999876" calcext:value-type="float">
            <text:p><text:s/>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43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634885.25626353" calcext:value-type="float">
            <text:p><text:s/>8,634,885 <text:s/></text:p>
          </table:table-cell>
          <table:table-cell table:style-name="ce42" office:value-type="float" office:value="1531.25288777778" calcext:value-type="float">
            <text:p><text:s/>1,531 <text:s/></text:p>
          </table:table-cell>
          <table:table-cell table:style-name="ce42" office:value-type="float" office:value="8633354.00337575" calcext:value-type="float">
            <text:p><text:s/>8,633,354 <text:s/></text:p>
          </table:table-cell>
          <table:table-cell table:style-name="ce42" office:value-type="float" office:value="1193168.51783145" calcext:value-type="float">
            <text:p><text:s/>1,193,169 <text:s/></text:p>
          </table:table-cell>
          <table:table-cell table:style-name="ce42" office:value-type="float" office:value="57882.1338703785" calcext:value-type="float">
            <text:p><text:s/>57,882 <text:s/></text:p>
          </table:table-cell>
          <table:table-cell table:style-name="ce42" office:value-type="float" office:value="45115.7048273689" calcext:value-type="float">
            <text:p><text:s/>45,1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66.4290430096" calcext:value-type="float">
            <text:p><text:s/>12,766 <text:s/></text:p>
          </table:table-cell>
          <table:table-cell table:style-name="ce42" office:value-type="float" office:value="1135286.38396107" calcext:value-type="float">
            <text:p><text:s/>1,135,2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6871" calcext:value-type="float">
            <text:p><text:s/>26,8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71" calcext:value-type="float">
            <text:p><text:s/>26,8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499456" calcext:value-type="float">
            <text:p><text:s/>8,499,4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99456" calcext:value-type="float">
            <text:p><text:s/>8,499,4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201.1" calcext:value-type="float">
            <text:p><text:s/>31,2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201.1" calcext:value-type="float">
            <text:p><text:s/>31,2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8558.256263528" calcext:value-type="float">
            <text:p><text:s/>108,558 <text:s/></text:p>
          </table:table-cell>
          <table:table-cell table:style-name="ce43" office:value-type="float" office:value="1531.25288777778" calcext:value-type="float">
            <text:p><text:s/>1,531 <text:s/></text:p>
          </table:table-cell>
          <table:table-cell table:style-name="ce43" office:value-type="float" office:value="107027.00337575" calcext:value-type="float">
            <text:p><text:s/>107,027 <text:s/></text:p>
          </table:table-cell>
          <table:table-cell table:style-name="ce43" office:value-type="float" office:value="1161967.41783145" calcext:value-type="float">
            <text:p><text:s/>1,161,967 <text:s/></text:p>
          </table:table-cell>
          <table:table-cell table:style-name="ce43" office:value-type="float" office:value="57882.1338703785" calcext:value-type="float">
            <text:p><text:s/>57,882 <text:s/></text:p>
          </table:table-cell>
          <table:table-cell table:style-name="ce43" office:value-type="float" office:value="45115.7048273689" calcext:value-type="float">
            <text:p><text:s/>45,11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766.4290430096" calcext:value-type="float">
            <text:p><text:s/>12,766 <text:s/></text:p>
          </table:table-cell>
          <table:table-cell table:style-name="ce43" office:value-type="float" office:value="1104085.28396107" calcext:value-type="float">
            <text:p><text:s/>1,104,0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843586" calcext:value-type="float">
            <text:p><text:s/>11,843,586 <text:s/></text:p>
          </table:table-cell>
          <table:table-cell table:style-name="ce42" office:value-type="float" office:value="934265" calcext:value-type="float">
            <text:p><text:s/>934,265 <text:s/></text:p>
          </table:table-cell>
          <table:table-cell table:style-name="ce42" office:value-type="float" office:value="10909321" calcext:value-type="float">
            <text:p><text:s/>10,909,3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1843586" calcext:value-type="float">
            <text:p><text:s/>11,843,586 <text:s/></text:p>
          </table:table-cell>
          <table:table-cell table:style-name="ce43" office:value-type="float" office:value="934265" calcext:value-type="float">
            <text:p><text:s/>934,265 <text:s/></text:p>
          </table:table-cell>
          <table:table-cell table:style-name="ce43" office:value-type="float" office:value="10909321" calcext:value-type="float">
            <text:p><text:s/>10,909,32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23782.687328612" calcext:value-type="float">
            <text:p><text:s/>423,783 <text:s/></text:p>
          </table:table-cell>
          <table:table-cell table:style-name="ce42" office:value-type="float" office:value="2247.41422222222" calcext:value-type="float">
            <text:p><text:s/>2,247 <text:s/></text:p>
          </table:table-cell>
          <table:table-cell table:style-name="ce42" office:value-type="float" office:value="421535.27310639" calcext:value-type="float">
            <text:p><text:s/>421,535 <text:s/></text:p>
          </table:table-cell>
          <table:table-cell table:number-columns-repeated="2" table:style-name="ce42" office:value-type="float" office:value="1027.6" calcext:value-type="float">
            <text:p><text:s/>1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7.6" calcext:value-type="float">
            <text:p><text:s/>1,0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12362.27310639" calcext:value-type="float">
            <text:p><text:s/>412,362 <text:s/></text:p>
          </table:table-cell>
          <table:table-cell table:style-name="ce42" office:value-type="float" office:value="2192" calcext:value-type="float">
            <text:p><text:s/>2,192 <text:s/></text:p>
          </table:table-cell>
          <table:table-cell table:style-name="ce42" office:value-type="float" office:value="410170.27310639" calcext:value-type="float">
            <text:p><text:s/>410,170 <text:s/></text:p>
          </table:table-cell>
          <table:table-cell table:number-columns-repeated="2" table:style-name="ce42" office:value-type="float" office:value="1027.6" calcext:value-type="float">
            <text:p><text:s/>1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7.6" calcext:value-type="float">
            <text:p><text:s/>1,0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1420.4142222222" calcext:value-type="float">
            <text:p><text:s/>11,420 <text:s/></text:p>
          </table:table-cell>
          <table:table-cell table:style-name="ce42" office:value-type="float" office:value="55.414222222222" calcext:value-type="float">
            <text:p><text:s/>55 <text:s/></text:p>
          </table:table-cell>
          <table:table-cell table:style-name="ce42" office:value-type="float" office:value="11365" calcext:value-type="float">
            <text:p><text:s/>11,3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145318.56218564" calcext:value-type="float">
            <text:p><text:s/>2,145,319 <text:s/></text:p>
          </table:table-cell>
          <table:table-cell table:style-name="ce44" office:value-type="float" office:value="1212233.91866778" calcext:value-type="float">
            <text:p><text:s/>1,212,234 <text:s/></text:p>
          </table:table-cell>
          <table:table-cell table:style-name="ce44" office:value-type="float" office:value="933084.64351786" calcext:value-type="float">
            <text:p><text:s/>933,085 <text:s/></text:p>
          </table:table-cell>
          <table:table-cell table:style-name="ce44" office:value-type="float" office:value="494030.302450833" calcext:value-type="float">
            <text:p><text:s/>494,030 <text:s/></text:p>
          </table:table-cell>
          <table:table-cell table:style-name="ce44" office:value-type="float" office:value="192758.190300795" calcext:value-type="float">
            <text:p><text:s/>192,758 <text:s/></text:p>
          </table:table-cell>
          <table:table-cell table:style-name="ce44" office:value-type="float" office:value="188956.290149805" calcext:value-type="float">
            <text:p><text:s/>188,95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01.90015099045" calcext:value-type="float">
            <text:p><text:s/>3,802 <text:s/></text:p>
          </table:table-cell>
          <table:table-cell table:style-name="ce44" office:value-type="float" office:value="301272.112150037" calcext:value-type="float">
            <text:p><text:s/>301,27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145318.56218564" calcext:value-type="float">
            <text:p><text:s/>2,145,319 <text:s/></text:p>
          </table:table-cell>
          <table:table-cell table:style-name="ce44" office:value-type="float" office:value="1212233.91866778" calcext:value-type="float">
            <text:p><text:s/>1,212,234 <text:s/></text:p>
          </table:table-cell>
          <table:table-cell table:style-name="ce44" office:value-type="float" office:value="933084.64351786" calcext:value-type="float">
            <text:p><text:s/>933,085 <text:s/></text:p>
          </table:table-cell>
          <table:table-cell table:style-name="ce44" office:value-type="float" office:value="494030.302450833" calcext:value-type="float">
            <text:p><text:s/>494,030 <text:s/></text:p>
          </table:table-cell>
          <table:table-cell table:style-name="ce44" office:value-type="float" office:value="192758.190300795" calcext:value-type="float">
            <text:p><text:s/>192,758 <text:s/></text:p>
          </table:table-cell>
          <table:table-cell table:style-name="ce44" office:value-type="float" office:value="188956.290149805" calcext:value-type="float">
            <text:p><text:s/>188,95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01.90015099045" calcext:value-type="float">
            <text:p><text:s/>3,802 <text:s/></text:p>
          </table:table-cell>
          <table:table-cell table:style-name="ce44" office:value-type="float" office:value="301272.112150037" calcext:value-type="float">
            <text:p><text:s/>301,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73214.44540786" calcext:value-type="float">
            <text:p><text:s/>973,214 <text:s/></text:p>
          </table:table-cell>
          <table:table-cell table:style-name="ce42" office:value-type="float" office:value="312622.22889" calcext:value-type="float">
            <text:p><text:s/>312,622 <text:s/></text:p>
          </table:table-cell>
          <table:table-cell table:style-name="ce42" office:value-type="float" office:value="660592.21651786" calcext:value-type="float">
            <text:p><text:s/>660,592 <text:s/></text:p>
          </table:table-cell>
          <table:table-cell table:style-name="ce42" office:value-type="float" office:value="494030.302450833" calcext:value-type="float">
            <text:p><text:s/>494,030 <text:s/></text:p>
          </table:table-cell>
          <table:table-cell table:style-name="ce42" office:value-type="float" office:value="192758.190300795" calcext:value-type="float">
            <text:p><text:s/>192,758 <text:s/></text:p>
          </table:table-cell>
          <table:table-cell table:style-name="ce42" office:value-type="float" office:value="188956.290149805" calcext:value-type="float">
            <text:p><text:s/>188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1.90015099045" calcext:value-type="float">
            <text:p><text:s/>3,802 <text:s/></text:p>
          </table:table-cell>
          <table:table-cell table:style-name="ce42" office:value-type="float" office:value="301272.112150037" calcext:value-type="float">
            <text:p><text:s/>301,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5.5555555555556" calcext:value-type="float">
            <text:p><text:s/>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7388.7513344444" calcext:value-type="float">
            <text:p><text:s/>17,389 <text:s/></text:p>
          </table:table-cell>
          <table:table-cell table:style-name="ce42" office:value-type="float" office:value="11682.0333344444" calcext:value-type="float">
            <text:p><text:s/>11,682 <text:s/></text:p>
          </table:table-cell>
          <table:table-cell table:style-name="ce42" office:value-type="float" office:value="5706.718" calcext:value-type="float">
            <text:p><text:s/>5,707 <text:s/></text:p>
          </table:table-cell>
          <table:table-cell table:number-columns-repeated="3" table:style-name="ce42" office:value-type="float" office:value="12126.9361906508" calcext:value-type="float">
            <text:p><text:s/>12,1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2754.9014444444" calcext:value-type="float">
            <text:p><text:s/>42,755 <text:s/></text:p>
          </table:table-cell>
          <table:table-cell table:style-name="ce42" office:value-type="float" office:value="3820.88444444444" calcext:value-type="float">
            <text:p><text:s/>3,821 <text:s/></text:p>
          </table:table-cell>
          <table:table-cell table:style-name="ce42" office:value-type="float" office:value="38934.017" calcext:value-type="float">
            <text:p><text:s/>38,9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612.960444444444" calcext:value-type="float">
            <text:p><text:s/>613 <text:s/></text:p>
          </table:table-cell>
          <table:table-cell table:style-name="ce42" office:value-type="float" office:value="246.292444444444" calcext:value-type="float">
            <text:p><text:s/>246 <text:s/></text:p>
          </table:table-cell>
          <table:table-cell table:style-name="ce42" office:value-type="float" office:value="366.668" calcext:value-type="float">
            <text:p><text:s/>3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094.49533333333" calcext:value-type="float">
            <text:p><text:s/>2,094 <text:s/></text:p>
          </table:table-cell>
          <table:table-cell table:style-name="ce42" office:value-type="float" office:value="597.261333333333" calcext:value-type="float">
            <text:p><text:s/>597 <text:s/></text:p>
          </table:table-cell>
          <table:table-cell table:style-name="ce42" office:value-type="float" office:value="1497.234" calcext:value-type="float">
            <text:p><text:s/>1,4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1893.9863333333" calcext:value-type="float">
            <text:p><text:s/>11,894 <text:s/></text:p>
          </table:table-cell>
          <table:table-cell table:style-name="ce42" office:value-type="float" office:value="5268.24533333333" calcext:value-type="float">
            <text:p><text:s/>5,268 <text:s/></text:p>
          </table:table-cell>
          <table:table-cell table:style-name="ce42" office:value-type="float" office:value="6625.741" calcext:value-type="float">
            <text:p><text:s/>6,626 <text:s/></text:p>
          </table:table-cell>
          <table:table-cell table:style-name="ce42" office:value-type="float" office:value="204221.039479176" calcext:value-type="float">
            <text:p><text:s/>204,221 <text:s/></text:p>
          </table:table-cell>
          <table:table-cell table:number-columns-repeated="2" table:style-name="ce42" office:value-type="float" office:value="176829.353959154" calcext:value-type="float">
            <text:p><text:s/>176,8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91.6855200217" calcext:value-type="float">
            <text:p><text:s/>27,3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643.69577777778" calcext:value-type="float">
            <text:p><text:s/>1,644 <text:s/></text:p>
          </table:table-cell>
          <table:table-cell table:style-name="ce42" office:value-type="float" office:value="653.257777777778" calcext:value-type="float">
            <text:p><text:s/>653 <text:s/></text:p>
          </table:table-cell>
          <table:table-cell table:style-name="ce42" office:value-type="float" office:value="990.438" calcext:value-type="float">
            <text:p><text:s/>9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48890.397184527" calcext:value-type="float">
            <text:p><text:s/>148,890 <text:s/></text:p>
          </table:table-cell>
          <table:table-cell table:style-name="ce42" office:value-type="float" office:value="7540.45066666667" calcext:value-type="float">
            <text:p><text:s/>7,540 <text:s/></text:p>
          </table:table-cell>
          <table:table-cell table:style-name="ce42" office:value-type="float" office:value="141349.94651786" calcext:value-type="float">
            <text:p><text:s/>141,350 <text:s/></text:p>
          </table:table-cell>
          <table:table-cell table:style-name="ce42" office:value-type="float" office:value="697.750469763783" calcext:value-type="float">
            <text:p><text:s/>698 <text:s/></text:p>
          </table:table-cell>
          <table:table-cell table:style-name="ce42" office:value-type="float" office:value="686.43495099045" calcext:value-type="float">
            <text:p><text:s/>6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6.43495099045" calcext:value-type="float">
            <text:p><text:s/>686 <text:s/></text:p>
          </table:table-cell>
          <table:table-cell table:style-name="ce42" office:value-type="float" office:value="11.315518773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9826.5299623044" calcext:value-type="float">
            <text:p><text:s/>89,827 <text:s/></text:p>
          </table:table-cell>
          <table:table-cell table:style-name="ce42" office:value-type="float" office:value="7366.22844444444" calcext:value-type="float">
            <text:p><text:s/>7,366 <text:s/></text:p>
          </table:table-cell>
          <table:table-cell table:style-name="ce42" office:value-type="float" office:value="82460.30151786" calcext:value-type="float">
            <text:p><text:s/>82,460 <text:s/></text:p>
          </table:table-cell>
          <table:table-cell table:style-name="ce42" office:value-type="float" office:value="697.750469763783" calcext:value-type="float">
            <text:p><text:s/>698 <text:s/></text:p>
          </table:table-cell>
          <table:table-cell table:style-name="ce42" office:value-type="float" office:value="686.43495099045" calcext:value-type="float">
            <text:p><text:s/>6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6.43495099045" calcext:value-type="float">
            <text:p><text:s/>686 <text:s/></text:p>
          </table:table-cell>
          <table:table-cell table:style-name="ce42" office:value-type="float" office:value="11.315518773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5172.6615555556" calcext:value-type="float">
            <text:p>( 25,173 <text:s/>)</text:p>
          </table:table-cell>
          <table:table-cell table:style-name="ce45" office:value-type="float" office:value="1661.33955555556" calcext:value-type="float">
            <text:p>( 1,661 <text:s/>)</text:p>
          </table:table-cell>
          <table:table-cell table:style-name="ce45" office:value-type="float" office:value="23511.322" calcext:value-type="float">
            <text:p>( 23,511 <text:s/>)</text:p>
          </table:table-cell>
          <table:table-cell table:style-name="ce45" office:value-type="float" office:value="11.3155187733333" calcext:value-type="float">
            <text:p>( 1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.3155187733333" calcext:value-type="float">
            <text:p>( 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1158.7572956378" calcext:value-type="float">
            <text:p>( 61,159 <text:s/>)</text:p>
          </table:table-cell>
          <table:table-cell table:style-name="ce45" office:value-type="float" office:value="2209.77777777778" calcext:value-type="float">
            <text:p>( 2,210 <text:s/>)</text:p>
          </table:table-cell>
          <table:table-cell table:style-name="ce45" office:value-type="float" office:value="58948.97951786" calcext:value-type="float">
            <text:p>( 58,949 <text:s/>)</text:p>
          </table:table-cell>
          <table:table-cell table:number-columns-repeated="2" table:style-name="ce45" office:value-type="float" office:value="686.43495099045" calcext:value-type="float">
            <text:p>( 68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86.43495099045" calcext:value-type="float">
            <text:p>( 68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3495.11111111111" calcext:value-type="float">
            <text:p>( 3,49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11.222222222222" calcext:value-type="float">
            <text:p><text:s/>311 <text:s/></text:p>
          </table:table-cell>
          <table:table-cell table:style-name="ce42" office:value-type="float" office:value="174.222222222222" calcext:value-type="float">
            <text:p><text:s/>174 <text:s/></text:p>
          </table:table-cell>
          <table:table-cell table:style-name="ce42" office:value-type="float" office:value="137" calcext:value-type="float">
            <text:p><text:s/>1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8752.645" calcext:value-type="float">
            <text:p><text:s/>58,7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752.645" calcext:value-type="float">
            <text:p><text:s/>58,7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733.96233333333" calcext:value-type="float">
            <text:p><text:s/>5,734 <text:s/></text:p>
          </table:table-cell>
          <table:table-cell table:style-name="ce42" office:value-type="float" office:value="2507.20533333333" calcext:value-type="float">
            <text:p><text:s/>2,507 <text:s/></text:p>
          </table:table-cell>
          <table:table-cell table:style-name="ce42" office:value-type="float" office:value="3226.757" calcext:value-type="float">
            <text:p><text:s/>3,2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82.438666666667" calcext:value-type="float">
            <text:p><text:s/>882 <text:s/></text:p>
          </table:table-cell>
          <table:table-cell table:style-name="ce42" office:value-type="float" office:value="307.866666666667" calcext:value-type="float">
            <text:p><text:s/>308 <text:s/></text:p>
          </table:table-cell>
          <table:table-cell table:style-name="ce42" office:value-type="float" office:value="574.572" calcext:value-type="float">
            <text:p><text:s/>5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670.0736666667" calcext:value-type="float">
            <text:p><text:s/>13,670 <text:s/></text:p>
          </table:table-cell>
          <table:table-cell table:style-name="ce46" office:value-type="float" office:value="1226.29066666667" calcext:value-type="float">
            <text:p><text:s/>1,226 <text:s/></text:p>
          </table:table-cell>
          <table:table-cell table:style-name="ce46" office:value-type="float" office:value="12443.783" calcext:value-type="float">
            <text:p><text:s/>12,44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36421.102888889" calcext:value-type="float">
            <text:p><text:s/>236,421 <text:s/></text:p>
          </table:table-cell>
          <table:table-cell table:style-name="ce42" office:value-type="float" office:value="164401.480888889" calcext:value-type="float">
            <text:p><text:s/>164,401 <text:s/></text:p>
          </table:table-cell>
          <table:table-cell table:style-name="ce42" office:value-type="float" office:value="72019.622" calcext:value-type="float">
            <text:p><text:s/>72,0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685.931444444444" calcext:value-type="float">
            <text:p><text:s/>686 <text:s/></text:p>
          </table:table-cell>
          <table:table-cell table:style-name="ce42" office:value-type="float" office:value="197.036444444444" calcext:value-type="float">
            <text:p><text:s/>197 <text:s/></text:p>
          </table:table-cell>
          <table:table-cell table:style-name="ce42" office:value-type="float" office:value="488.895" calcext:value-type="float">
            <text:p><text:s/>4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5735.171444444" calcext:value-type="float">
            <text:p><text:s/>235,735 <text:s/></text:p>
          </table:table-cell>
          <table:table-cell table:style-name="ce42" office:value-type="float" office:value="164204.444444444" calcext:value-type="float">
            <text:p><text:s/>164,204 <text:s/></text:p>
          </table:table-cell>
          <table:table-cell table:style-name="ce42" office:value-type="float" office:value="71530.727" calcext:value-type="float">
            <text:p><text:s/>71,5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6479.1771111111" calcext:value-type="float">
            <text:p>( 76,479 <text:s/>)</text:p>
          </table:table-cell>
          <table:table-cell table:style-name="ce45" office:value-type="float" office:value="75967.1111111111" calcext:value-type="float">
            <text:p>( 75,967 <text:s/>)</text:p>
          </table:table-cell>
          <table:table-cell table:style-name="ce45" office:value-type="float" office:value="512.066" calcext:value-type="float">
            <text:p>( 51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6254.1054444444" calcext:value-type="float">
            <text:p>( 56,254 <text:s/>)</text:p>
          </table:table-cell>
          <table:table-cell table:style-name="ce47" office:value-type="float" office:value="32148.4444444444" calcext:value-type="float">
            <text:p>( 32,148 <text:s/>)</text:p>
          </table:table-cell>
          <table:table-cell table:style-name="ce47" office:value-type="float" office:value="24105.661" calcext:value-type="float">
            <text:p>( 24,106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88489.722888889" calcext:value-type="float">
            <text:p><text:s/>288,490 <text:s/></text:p>
          </table:table-cell>
          <table:table-cell table:style-name="ce42" office:value-type="float" office:value="11431.3048888889" calcext:value-type="float">
            <text:p><text:s/>11,431 <text:s/></text:p>
          </table:table-cell>
          <table:table-cell table:style-name="ce42" office:value-type="float" office:value="277058.418" calcext:value-type="float">
            <text:p><text:s/>277,0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63362.216333333" calcext:value-type="float">
            <text:p><text:s/>263,362 <text:s/></text:p>
          </table:table-cell>
          <table:table-cell table:style-name="ce42" office:value-type="float" office:value="5435.74933333333" calcext:value-type="float">
            <text:p><text:s/>5,436 <text:s/></text:p>
          </table:table-cell>
          <table:table-cell table:style-name="ce42" office:value-type="float" office:value="257926.467" calcext:value-type="float">
            <text:p><text:s/>257,9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5127.5065555556" calcext:value-type="float">
            <text:p><text:s/>25,128 <text:s/></text:p>
          </table:table-cell>
          <table:table-cell table:style-name="ce42" office:value-type="float" office:value="5995.55555555556" calcext:value-type="float">
            <text:p><text:s/>5,996 <text:s/></text:p>
          </table:table-cell>
          <table:table-cell table:style-name="ce42" office:value-type="float" office:value="19131.951" calcext:value-type="float">
            <text:p><text:s/>19,1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5724.7715555556" calcext:value-type="float">
            <text:p>( 15,725 <text:s/>)</text:p>
          </table:table-cell>
          <table:table-cell table:style-name="ce45" office:value-type="float" office:value="1107.55555555556" calcext:value-type="float">
            <text:p>( 1,108 <text:s/>)</text:p>
          </table:table-cell>
          <table:table-cell table:style-name="ce45" office:value-type="float" office:value="14617.216" calcext:value-type="float">
            <text:p>( 14,6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7231.0464444444" calcext:value-type="float">
            <text:p><text:s/>47,231 <text:s/></text:p>
          </table:table-cell>
          <table:table-cell table:style-name="ce42" office:value-type="float" office:value="8762.46844444444" calcext:value-type="float">
            <text:p><text:s/>8,762 <text:s/></text:p>
          </table:table-cell>
          <table:table-cell table:style-name="ce42" office:value-type="float" office:value="38468.578" calcext:value-type="float">
            <text:p><text:s/>38,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092.23122222222" calcext:value-type="float">
            <text:p><text:s/>6,092 <text:s/></text:p>
          </table:table-cell>
          <table:table-cell table:style-name="ce46" office:value-type="float" office:value="4226.45422222222" calcext:value-type="float">
            <text:p><text:s/>4,226 <text:s/></text:p>
          </table:table-cell>
          <table:table-cell table:style-name="ce46" office:value-type="float" office:value="1865.777" calcext:value-type="float">
            <text:p><text:s/>1,86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13975.312111111" calcext:value-type="float">
            <text:p><text:s/>113,975 <text:s/></text:p>
          </table:table-cell>
          <table:table-cell table:style-name="ce42" office:value-type="float" office:value="77162.3591111111" calcext:value-type="float">
            <text:p><text:s/>77,162 <text:s/></text:p>
          </table:table-cell>
          <table:table-cell table:style-name="ce42" office:value-type="float" office:value="36812.953" calcext:value-type="float">
            <text:p><text:s/>36,8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5738.36944444444" calcext:value-type="float">
            <text:p><text:s/>5,738 <text:s/></text:p>
          </table:table-cell>
          <table:table-cell table:style-name="ce42" office:value-type="float" office:value="3355.01244444444" calcext:value-type="float">
            <text:p><text:s/>3,355 <text:s/></text:p>
          </table:table-cell>
          <table:table-cell table:style-name="ce42" office:value-type="float" office:value="2383.357" calcext:value-type="float">
            <text:p><text:s/>2,3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9449.0512222222" calcext:value-type="float">
            <text:p><text:s/>19,449 <text:s/></text:p>
          </table:table-cell>
          <table:table-cell table:style-name="ce42" office:value-type="float" office:value="11301.9022222222" calcext:value-type="float">
            <text:p><text:s/>11,302 <text:s/></text:p>
          </table:table-cell>
          <table:table-cell table:style-name="ce42" office:value-type="float" office:value="8147.149" calcext:value-type="float">
            <text:p><text:s/>8,1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2972.7504444444" calcext:value-type="float">
            <text:p><text:s/>12,973 <text:s/></text:p>
          </table:table-cell>
          <table:table-cell table:style-name="ce42" office:value-type="float" office:value="380.444444444444" calcext:value-type="float">
            <text:p><text:s/>380 <text:s/></text:p>
          </table:table-cell>
          <table:table-cell table:style-name="ce42" office:value-type="float" office:value="12592.306" calcext:value-type="float">
            <text:p><text:s/>12,5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984.576311242" calcext:value-type="float">
            <text:p><text:s/>276,985 <text:s/></text:p>
          </table:table-cell>
          <table:table-cell table:style-name="ce42" office:value-type="float" office:value="3115.4652" calcext:value-type="float">
            <text:p><text:s/>3,1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5.4652" calcext:value-type="float">
            <text:p><text:s/>3,115 <text:s/></text:p>
          </table:table-cell>
          <table:table-cell table:style-name="ce42" office:value-type="float" office:value="273869.111111242" calcext:value-type="float">
            <text:p><text:s/>273,8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982.01011111111" calcext:value-type="float">
            <text:p><text:s/>2,982 <text:s/></text:p>
          </table:table-cell>
          <table:table-cell table:style-name="ce43" office:value-type="float" office:value="1070.47111111111" calcext:value-type="float">
            <text:p><text:s/>1,070 <text:s/></text:p>
          </table:table-cell>
          <table:table-cell table:style-name="ce43" office:value-type="float" office:value="1911.539" calcext:value-type="float">
            <text:p><text:s/>1,91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53707.789777778" calcext:value-type="float">
            <text:p><text:s/>353,708 <text:s/></text:p>
          </table:table-cell>
          <table:table-cell table:style-name="ce42" office:value-type="float" office:value="209187.529777778" calcext:value-type="float">
            <text:p><text:s/>209,188 <text:s/></text:p>
          </table:table-cell>
          <table:table-cell table:style-name="ce42" office:value-type="float" office:value="144520.26" calcext:value-type="float">
            <text:p><text:s/>144,5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11094.539222222" calcext:value-type="float">
            <text:p><text:s/>311,095 <text:s/></text:p>
          </table:table-cell>
          <table:table-cell table:style-name="ce42" office:value-type="float" office:value="175605.990222222" calcext:value-type="float">
            <text:p><text:s/>175,606 <text:s/></text:p>
          </table:table-cell>
          <table:table-cell table:style-name="ce42" office:value-type="float" office:value="135488.549" calcext:value-type="float">
            <text:p><text:s/>135,4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90.928" calcext:value-type="float">
            <text:p><text:s/>591 <text:s/></text:p>
          </table:table-cell>
          <table:table-cell table:style-name="ce42" office:value-type="float" office:value="572.136" calcext:value-type="float">
            <text:p><text:s/>572 <text:s/></text:p>
          </table:table-cell>
          <table:table-cell table:style-name="ce42" office:value-type="float" office:value="18.792" calcext:value-type="float">
            <text:p><text:s/>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5994.719" calcext:value-type="float">
            <text:p><text:s/>25,995 <text:s/></text:p>
          </table:table-cell>
          <table:table-cell table:style-name="ce42" office:value-type="float" office:value="18631.816" calcext:value-type="float">
            <text:p><text:s/>18,632 <text:s/></text:p>
          </table:table-cell>
          <table:table-cell table:style-name="ce42" office:value-type="float" office:value="7362.903" calcext:value-type="float">
            <text:p><text:s/>7,3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098.3235555556" calcext:value-type="float">
            <text:p><text:s/>11,098 <text:s/></text:p>
          </table:table-cell>
          <table:table-cell table:style-name="ce42" office:value-type="float" office:value="9451.30755555556" calcext:value-type="float">
            <text:p><text:s/>9,451 <text:s/></text:p>
          </table:table-cell>
          <table:table-cell table:style-name="ce42" office:value-type="float" office:value="1647.016" calcext:value-type="float">
            <text:p><text:s/>1,6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929.28" calcext:value-type="float">
            <text:p><text:s/>4,929 <text:s/></text:p>
          </table:table-cell>
          <table:table-cell table:style-name="ce43" office:value-type="float" office:value="4926.28" calcext:value-type="float">
            <text:p><text:s/>4,926 <text:s/></text:p>
          </table:table-cell>
          <table:table-cell table:style-name="ce43" office:value-type="float" office:value="3" calcext:value-type="float">
            <text:p><text:s/>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18396.327" calcext:value-type="float">
            <text:p><text:s/>818,396 <text:s/></text:p>
          </table:table-cell>
          <table:table-cell table:style-name="ce44" office:value-type="float" office:value="690424.16" calcext:value-type="float">
            <text:p><text:s/>690,424 <text:s/></text:p>
          </table:table-cell>
          <table:table-cell table:style-name="ce44" office:value-type="float" office:value="127972.167" calcext:value-type="float">
            <text:p><text:s/>127,97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5032894.753914" calcext:value-type="float">
            <text:p><text:s/>45,032,895 <text:s/></text:p>
          </table:table-cell>
          <table:table-cell table:style-name="ce42" office:value-type="float" office:value="18041" calcext:value-type="float">
            <text:p><text:s/>18,041 <text:s/></text:p>
          </table:table-cell>
          <table:table-cell table:style-name="ce42" office:value-type="float" office:value="45014853.753914" calcext:value-type="float">
            <text:p><text:s/>45,014,854 <text:s/></text:p>
          </table:table-cell>
          <table:table-cell table:style-name="ce42" office:value-type="float" office:value="3465556.274398" calcext:value-type="float">
            <text:p><text:s/>3,465,556 <text:s/></text:p>
          </table:table-cell>
          <table:table-cell table:style-name="ce42" office:value-type="float" office:value="302267.536429" calcext:value-type="float">
            <text:p><text:s/>302,268 <text:s/></text:p>
          </table:table-cell>
          <table:table-cell table:style-name="ce42" office:value-type="float" office:value="246868.194289" calcext:value-type="float">
            <text:p><text:s/>246,8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399.34214" calcext:value-type="float">
            <text:p><text:s/>55,399 <text:s/></text:p>
          </table:table-cell>
          <table:table-cell table:style-name="ce42" office:value-type="float" office:value="3163288.737969" calcext:value-type="float">
            <text:p><text:s/>3,163,2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4278477.855" calcext:value-type="float">
            <text:p><text:s/>44,278,4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278477.855" calcext:value-type="float">
            <text:p><text:s/>44,278,4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79.854026" calcext:value-type="float">
            <text:p><text:s/>74,8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879.854026" calcext:value-type="float">
            <text:p><text:s/>74,8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54416.898914" calcext:value-type="float">
            <text:p><text:s/>754,417 <text:s/></text:p>
          </table:table-cell>
          <table:table-cell table:style-name="ce42" office:value-type="float" office:value="18041" calcext:value-type="float">
            <text:p><text:s/>18,041 <text:s/></text:p>
          </table:table-cell>
          <table:table-cell table:style-name="ce42" office:value-type="float" office:value="736375.898914" calcext:value-type="float">
            <text:p><text:s/>736,376 <text:s/></text:p>
          </table:table-cell>
          <table:table-cell table:style-name="ce42" office:value-type="float" office:value="3390676.420372" calcext:value-type="float">
            <text:p><text:s/>3,390,676 <text:s/></text:p>
          </table:table-cell>
          <table:table-cell table:style-name="ce42" office:value-type="float" office:value="302267.536429" calcext:value-type="float">
            <text:p><text:s/>302,268 <text:s/></text:p>
          </table:table-cell>
          <table:table-cell table:style-name="ce42" office:value-type="float" office:value="246868.194289" calcext:value-type="float">
            <text:p><text:s/>246,8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399.34214" calcext:value-type="float">
            <text:p><text:s/>55,399 <text:s/></text:p>
          </table:table-cell>
          <table:table-cell table:style-name="ce42" office:value-type="float" office:value="3088408.883943" calcext:value-type="float">
            <text:p><text:s/>3,088,4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970.989152" calcext:value-type="float">
            <text:p><text:s/>124,9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970.989152" calcext:value-type="float">
            <text:p><text:s/>124,97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4970.989152" calcext:value-type="float">
            <text:p><text:s/>124,9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4970.989152" calcext:value-type="float">
            <text:p><text:s/>124,97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22121.435366667" calcext:value-type="float">
            <text:p><text:s/>422,12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08.311111111111" calcext:value-type="float">
            <text:p><text:s/>208 <text:s/></text:p>
          </table:table-cell>
          <table:table-cell table:style-name="ce41" office:value-type="float" office:value="41999.9640022222" calcext:value-type="float">
            <text:p><text:s/>42,000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738338.9955556" calcext:value-type="float">
            <text:p><text:s/>11,738,3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738338.9955556" calcext:value-type="float">
            <text:p><text:s/>11,738,339 <text:s/></text:p>
          </table:table-cell>
          <table:table-cell table:style-name="ce43" office:value-type="float" office:value="422121.435366667" calcext:value-type="float">
            <text:p><text:s/>422,12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8.311111111111" calcext:value-type="float">
            <text:p><text:s/>208 <text:s/></text:p>
          </table:table-cell>
          <table:table-cell table:style-name="ce43" office:value-type="float" office:value="41999.9640022222" calcext:value-type="float">
            <text:p><text:s/>42,000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8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07" calcext:value-type="float">
            <text:p><text:s/>-0 <text:s/></text:p>
          </table:table-cell>
          <table:table-cell table:style-name="ce43" office:value-type="float" office:value="4180.46573333257" calcext:value-type="float">
            <text:p><text:s/>4,1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738338.9955556" calcext:value-type="float">
            <text:p><text:s/>11,738,339 <text:s/></text:p>
          </table:table-cell>
          <table:table-cell table:style-name="ce42" office:value-type="float" office:value="797912.8891" calcext:value-type="float">
            <text:p><text:s/>797,9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.311111111111" calcext:value-type="float">
            <text:p><text:s/>208 <text:s/></text:p>
          </table:table-cell>
          <table:table-cell table:style-name="ce42" office:value-type="float" office:value="41999.9640022222" calcext:value-type="float">
            <text:p><text:s/>42,000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738338.9955556" calcext:value-type="float">
            <text:p><text:s/>11,738,339 <text:s/></text:p>
          </table:table-cell>
          <table:table-cell table:style-name="ce42" office:value-type="float" office:value="797912.8891" calcext:value-type="float">
            <text:p><text:s/>797,9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028.2042311111" calcext:value-type="float">
            <text:p><text:s/>41,028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.311111111111" calcext:value-type="float">
            <text:p><text:s/>208 <text:s/></text:p>
          </table:table-cell>
          <table:table-cell table:style-name="ce42" office:value-type="float" office:value="971.759771111111" calcext:value-type="float">
            <text:p><text:s/>97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5791.453733333" calcext:value-type="float">
            <text:p><text:s/>375,7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31140.2470733" calcext:value-type="float">
            <text:p><text:s/>23,231,1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5791.453733333" calcext:value-type="float">
            <text:p><text:s/>375,7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31140.2470733" calcext:value-type="float">
            <text:p><text:s/>23,231,1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4438.75750667" calcext:value-type="float">
            <text:p><text:s/>1,984,4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.823331111111" calcext:value-type="float">
            <text:p><text:s/>1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67.11883777778" calcext:value-type="float">
            <text:p><text:s/>6,3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175.413297778" calcext:value-type="float">
            <text:p><text:s/>342,1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9275.648724444" calcext:value-type="float">
            <text:p><text:s/>939,2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139.184444444" calcext:value-type="float">
            <text:p><text:s/>425,1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324.246815556" calcext:value-type="float">
            <text:p><text:s/>202,3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9012.3220555556" calcext:value-type="float">
            <text:p><text:s/>69,0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16392.034666667" calcext:value-type="float">
            <text:p><text:s/>916,3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326128.9891667" calcext:value-type="float">
            <text:p><text:s/>20,326,1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326128.9891667" calcext:value-type="float">
            <text:p><text:s/>20,326,1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06664.4080044" calcext:value-type="float">
            <text:p><text:s/>11,506,6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184.7791711111" calcext:value-type="float">
            <text:p><text:s/>34,1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690.34382" calcext:value-type="float">
            <text:p><text:s/>332,6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5423.663062222" calcext:value-type="float">
            <text:p><text:s/>655,4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76.5413844444" calcext:value-type="float">
            <text:p><text:s/>26,2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97.1804022222" calcext:value-type="float">
            <text:p><text:s/>44,4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557.285408889" calcext:value-type="float">
            <text:p><text:s/>349,5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356.6226755556" calcext:value-type="float">
            <text:p><text:s/>51,3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20220.53830667" calcext:value-type="float">
            <text:p><text:s/>2,820,2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6254.59589778" calcext:value-type="float">
            <text:p><text:s/>1,886,2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363.15579333333" calcext:value-type="float">
            <text:p>( 5,36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12060.49462" calcext:value-type="float">
            <text:p>( 1,712,06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0871.057802222" calcext:value-type="float">
            <text:p><text:s/>630,8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040.183902222" calcext:value-type="float">
            <text:p><text:s/>268,0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5054.7007044444" calcext:value-type="float">
            <text:p><text:s/>35,0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235.657666667" calcext:value-type="float">
            <text:p><text:s/>262,2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406.9228333333" calcext:value-type="float">
            <text:p><text:s/>94,4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39473.896262222" calcext:value-type="float">
            <text:p><text:s/>439,4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0770.609446667" calcext:value-type="float">
            <text:p><text:s/>500,7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270.627146667" calcext:value-type="float">
            <text:p><text:s/>213,2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7499.9823" calcext:value-type="float">
            <text:p><text:s/>287,5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0722.2156577778" calcext:value-type="float">
            <text:p>( 40,72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76067.395704444" calcext:value-type="float">
            <text:p>( 176,06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6113.97215778" calcext:value-type="float">
            <text:p><text:s/>1,466,1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9817.77789333" calcext:value-type="float">
            <text:p><text:s/>1,359,8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296.194264444" calcext:value-type="float">
            <text:p><text:s/>106,2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104.38132" calcext:value-type="float">
            <text:p>( 55,10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8528.493095556" calcext:value-type="float">
            <text:p><text:s/>578,5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67530.348946667" calcext:value-type="float">
            <text:p><text:s/>167,5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5864.81659111" calcext:value-type="float">
            <text:p><text:s/>2,995,8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8434.0404" calcext:value-type="float">
            <text:p><text:s/>2,038,4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399.944215556" calcext:value-type="float">
            <text:p><text:s/>216,4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786.12388" calcext:value-type="float">
            <text:p><text:s/>101,7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621.2312777778" calcext:value-type="float">
            <text:p><text:s/>84,6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745.235493333" calcext:value-type="float">
            <text:p><text:s/>229,7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980.2019066667" calcext:value-type="float">
            <text:p><text:s/>54,9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448.1355688889" calcext:value-type="float">
            <text:p><text:s/>83,4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375.9208066667" calcext:value-type="float">
            <text:p><text:s/>79,3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72.21476222222" calcext:value-type="float">
            <text:p><text:s/>4,0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312.843464444" calcext:value-type="float">
            <text:p><text:s/>250,3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826.798991111" calcext:value-type="float">
            <text:p><text:s/>152,8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7486.0444733334" calcext:value-type="float">
            <text:p><text:s/>97,4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65047.9275" calcext:value-type="float">
            <text:p><text:s/>4,365,0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2217.362611111" calcext:value-type="float">
            <text:p><text:s/>602,2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5953.895337778" calcext:value-type="float">
            <text:p><text:s/>245,9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631.569011111" calcext:value-type="float">
            <text:p><text:s/>107,6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027.15756" calcext:value-type="float">
            <text:p><text:s/>68,0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730.750906667" calcext:value-type="float">
            <text:p><text:s/>139,7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731.358293333" calcext:value-type="float">
            <text:p><text:s/>109,7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444.87338" calcext:value-type="float">
            <text:p><text:s/>98,4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1467.390742222" calcext:value-type="float">
            <text:p><text:s/>801,4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9734.509826667" calcext:value-type="float">
            <text:p><text:s/>499,7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692109.05983111" calcext:value-type="float">
            <text:p><text:s/>1,692,1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120655.67462889" calcext:value-type="float">
            <text:p><text:s/>4,120,6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539160" calcext:value-type="float">
            <text:p><text:s/>40,539,160 <text:s/></text:p>
          </table:table-cell>
          <table:table-cell table:style-name="ce42" office:value-type="float" office:value="8350251.165" calcext:value-type="float">
            <text:p><text:s/>8,350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0" calcext:value-type="float">
            <text:p><text:s/>2,180 <text:s/></text:p>
          </table:table-cell>
          <table:table-cell table:style-name="ce42" office:value-type="float" office:value="439534.507" calcext:value-type="float">
            <text:p><text:s/>439,5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539160" calcext:value-type="float">
            <text:p><text:s/>40,539,160 <text:s/></text:p>
          </table:table-cell>
          <table:table-cell table:style-name="ce42" office:value-type="float" office:value="8350251.165" calcext:value-type="float">
            <text:p><text:s/>8,350,2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364.928" calcext:value-type="float">
            <text:p><text:s/>429,3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0" calcext:value-type="float">
            <text:p><text:s/>2,180 <text:s/></text:p>
          </table:table-cell>
          <table:table-cell table:style-name="ce42" office:value-type="float" office:value="10169.579" calcext:value-type="float">
            <text:p><text:s/>10,1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5478" calcext:value-type="float">
            <text:p><text:s/>105,47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96084.75332312" calcext:value-type="float">
            <text:p><text:s/>2,696,085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299909.125298" calcext:value-type="float">
            <text:p><text:s/>141,299,909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96603.9274815" calcext:value-type="float">
            <text:p><text:s/>19,496,604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1015.2" calcext:value-type="float">
            <text:p><text:s/>2,401,015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6433.77777778" calcext:value-type="float">
            <text:p><text:s/>2,336,43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1975.730147277" calcext:value-type="float">
            <text:p><text:s/>421,976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5478" calcext:value-type="float">
            <text:p><text:s/>105,47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9339965.243214" calcext:value-type="float">
            <text:p><text:s/>119,339,965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85770.5360654" calcext:value-type="float">
            <text:p><text:s/>19,685,771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10649.544153784" calcext:value-type="float">
            <text:p><text:s/>-410,650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386706.588151" calcext:value-type="float">
            <text:p><text:s/>125,386,707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72845.57777778" calcext:value-type="float">
            <text:p><text:s/>4,372,846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2541.17222222" calcext:value-type="float">
            <text:p><text:s/>4,052,541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907664.9942275" calcext:value-type="float">
            <text:p><text:s/>57,907,665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676007.6770036" calcext:value-type="float">
            <text:p><text:s/>46,676,008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0.07088222222" calcext:value-type="float">
            <text:p><text:s/>1,180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4400.993333333" calcext:value-type="float">
            <text:p><text:s/>754,401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622066.1027042" calcext:value-type="float">
            <text:p><text:s/>11,622,066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0410.62422222" calcext:value-type="float">
            <text:p><text:s/>1,990,411 <text:s/></text:p>
          </table:table-cell>
          <table:table-cell table:style-name="ce42" office:value-type="float" office:value="108830128.122244" calcext:value-type="float">
            <text:p><text:s/>108,830,128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0410.62422222" calcext:value-type="float">
            <text:p><text:s/>1,990,411 <text:s/></text:p>
          </table:table-cell>
          <table:table-cell table:style-name="ce42" office:value-type="float" office:value="90495470.0794009" calcext:value-type="float">
            <text:p><text:s/>90,495,470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334658.0428427" calcext:value-type="float">
            <text:p><text:s/>18,334,65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5095.377266667" calcext:value-type="float">
            <text:p><text:s/>535,095 <text:s/></text:p>
          </table:table-cell>
          <table:table-cell table:style-name="ce42" office:value-type="float" office:value="7069563.55435817" calcext:value-type="float">
            <text:p><text:s/>7,069,564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7.62333111111" calcext:value-type="float">
            <text:p><text:s/>1,758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1717.122333333" calcext:value-type="float">
            <text:p><text:s/>461,717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7091.528666667" calcext:value-type="float">
            <text:p><text:s/>477,092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27.11883777778" calcext:value-type="float">
            <text:p><text:s/>6,527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5095.377266667" calcext:value-type="float">
            <text:p><text:s/>535,095 <text:s/></text:p>
          </table:table-cell>
          <table:table-cell table:style-name="ce42" office:value-type="float" office:value="4470665.67084705" calcext:value-type="float">
            <text:p><text:s/>4,470,666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2751.79628" calcext:value-type="float">
            <text:p><text:s/>952,752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139.184444444" calcext:value-type="float">
            <text:p><text:s/>425,139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324.246815556" calcext:value-type="float">
            <text:p><text:s/>202,324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1589.2628022222" calcext:value-type="float">
            <text:p><text:s/>71,589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34807.167222222" calcext:value-type="float">
            <text:p><text:s/>934,807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5478" calcext:value-type="float">
            <text:p><text:s/>105,478 <text:s/></text:p>
          </table:table-cell>
          <table:table-cell table:style-name="ce44" office:value-type="float" office:value="1455315.24695556" calcext:value-type="float">
            <text:p><text:s/>1,455,315 <text:s/></text:p>
          </table:table-cell>
          <table:table-cell table:style-name="ce44" office:value-type="float" office:value="75503895.0638151" calcext:value-type="float">
            <text:p><text:s/>75,503,895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5478" calcext:value-type="float">
            <text:p><text:s/>105,478 <text:s/></text:p>
          </table:table-cell>
          <table:table-cell table:style-name="ce44" office:value-type="float" office:value="1455315.24695556" calcext:value-type="float">
            <text:p><text:s/>1,455,315 <text:s/></text:p>
          </table:table-cell>
          <table:table-cell table:style-name="ce44" office:value-type="float" office:value="53138565.666053" calcext:value-type="float">
            <text:p><text:s/>53,138,566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5315.24695556" calcext:value-type="float">
            <text:p><text:s/>1,455,315 <text:s/></text:p>
          </table:table-cell>
          <table:table-cell table:style-name="ce42" office:value-type="float" office:value="26754194.7892524" calcext:value-type="float">
            <text:p><text:s/>26,754,195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239.8964133333" calcext:value-type="float">
            <text:p><text:s/>78,240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424.0991111111" calcext:value-type="float">
            <text:p><text:s/>23,424 <text:s/></text:p>
          </table:table-cell>
          <table:table-cell table:style-name="ce42" office:value-type="float" office:value="744586.32789026" calcext:value-type="float">
            <text:p><text:s/>744,586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050.548962963" calcext:value-type="float">
            <text:p><text:s/>48,051 <text:s/></text:p>
          </table:table-cell>
          <table:table-cell table:style-name="ce42" office:value-type="float" office:value="1693268.11508631" calcext:value-type="float">
            <text:p><text:s/>1,693,26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397.5494122222" calcext:value-type="float">
            <text:p><text:s/>58,398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287.9917488889" calcext:value-type="float">
            <text:p><text:s/>53,288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69.2497037037" calcext:value-type="float">
            <text:p><text:s/>18,169 <text:s/></text:p>
          </table:table-cell>
          <table:table-cell table:style-name="ce42" office:value-type="float" office:value="1263389.57382428" calcext:value-type="float">
            <text:p><text:s/>1,263,390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064.2008233333" calcext:value-type="float">
            <text:p><text:s/>61,064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3904.80476667" calcext:value-type="float">
            <text:p><text:s/>1,313,905 <text:s/></text:p>
          </table:table-cell>
          <table:table-cell table:style-name="ce42" office:value-type="float" office:value="8898522.03536367" calcext:value-type="float">
            <text:p><text:s/>8,898,522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3904.80476667" calcext:value-type="float">
            <text:p><text:s/>1,313,905 <text:s/></text:p>
          </table:table-cell>
          <table:table-cell table:style-name="ce42" office:value-type="float" office:value="6463692.03333507" calcext:value-type="float">
            <text:p><text:s/>6,463,692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190.95074" calcext:value-type="float">
            <text:p>( 6,191 <text:s/>)</text:p>
          </table:table-cell>
          <table:table-cell table:style-name="ce45" office:value-type="float" office:value="1186103.10296263" calcext:value-type="float">
            <text:p>( 1,186,103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07713.85402667" calcext:value-type="float">
            <text:p>( 1,307,714 <text:s/>)</text:p>
          </table:table-cell>
          <table:table-cell table:style-name="ce45" office:value-type="float" office:value="5100300.74044355" calcext:value-type="float">
            <text:p>( 5,100,301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457.24444444445" calcext:value-type="float">
            <text:p>( 8,457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4316.7805593" calcext:value-type="float">
            <text:p><text:s/>1,404,31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8093.907581517" calcext:value-type="float">
            <text:p><text:s/>588,094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42419.313887778" calcext:value-type="float">
            <text:p><text:s/>442,419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5058.291017778" calcext:value-type="float">
            <text:p><text:s/>515,058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877.571743333" calcext:value-type="float">
            <text:p><text:s/>168,878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46688.455262222" calcext:value-type="float">
            <text:p><text:s/>546,688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0048.41496222" calcext:value-type="float">
            <text:p><text:s/>3,000,04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0268.80867556" calcext:value-type="float">
            <text:p><text:s/>1,970,269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9779.60628667" calcext:value-type="float">
            <text:p><text:s/>1,029,780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1027.593155556" calcext:value-type="float">
            <text:p>( 131,028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58767.625322222" calcext:value-type="float">
            <text:p>( 258,768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9.41707777778" calcext:value-type="float">
            <text:p><text:s/>3,439 <text:s/></text:p>
          </table:table-cell>
          <table:table-cell table:style-name="ce42" office:value-type="float" office:value="3968480.36334" calcext:value-type="float">
            <text:p><text:s/>3,968,480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3.65024666667" calcext:value-type="float">
            <text:p><text:s/>2,064 <text:s/></text:p>
          </table:table-cell>
          <table:table-cell table:style-name="ce42" office:value-type="float" office:value="3726639.21888889" calcext:value-type="float">
            <text:p><text:s/>3,726,639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5.76683111111" calcext:value-type="float">
            <text:p><text:s/>1,376 <text:s/></text:p>
          </table:table-cell>
          <table:table-cell table:style-name="ce42" office:value-type="float" office:value="241841.144451111" calcext:value-type="float">
            <text:p><text:s/>241,841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75.76683111111" calcext:value-type="float">
            <text:p>( 1,376 <text:s/>)</text:p>
          </table:table-cell>
          <table:table-cell table:style-name="ce45" office:value-type="float" office:value="105243.84881" calcext:value-type="float">
            <text:p>( 105,244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2918.504842222" calcext:value-type="float">
            <text:p><text:s/>722,919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4495.350458889" calcext:value-type="float">
            <text:p><text:s/>194,495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27.1273333333" calcext:value-type="float">
            <text:p><text:s/>48,327 <text:s/></text:p>
          </table:table-cell>
          <table:table-cell table:style-name="ce42" office:value-type="float" office:value="3455361.05270551" calcext:value-type="float">
            <text:p><text:s/>3,455,361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27.1273333333" calcext:value-type="float">
            <text:p><text:s/>48,327 <text:s/></text:p>
          </table:table-cell>
          <table:table-cell table:style-name="ce42" office:value-type="float" office:value="2092499.53717778" calcext:value-type="float">
            <text:p><text:s/>2,092,500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716.56348" calcext:value-type="float">
            <text:p><text:s/>276,717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786.12388" calcext:value-type="float">
            <text:p><text:s/>101,786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663.290382222" calcext:value-type="float">
            <text:p><text:s/>279,663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787.118471272" calcext:value-type="float">
            <text:p><text:s/>507,787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685.608513333" calcext:value-type="float">
            <text:p><text:s/>133,686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872.3896311111" calcext:value-type="float">
            <text:p><text:s/>31,872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34384.4777294" calcext:value-type="float">
            <text:p><text:s/>13,334,384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939.555555556" calcext:value-type="float">
            <text:p><text:s/>144,940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38641.4532717" calcext:value-type="float">
            <text:p><text:s/>12,738,641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021.120806667" calcext:value-type="float">
            <text:p><text:s/>112,021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2.21476222222" calcext:value-type="float">
            <text:p><text:s/>4,072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710.133333333" calcext:value-type="float">
            <text:p><text:s/>334,710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9992.209944445" calcext:value-type="float">
            <text:p><text:s/>639,992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149.765471111" calcext:value-type="float">
            <text:p><text:s/>157,150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82842.444473333" calcext:value-type="float">
            <text:p><text:s/>482,842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64.34" calcext:value-type="float">
            <text:p><text:s/>3,1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73462.40856778" calcext:value-type="float">
            <text:p><text:s/>5,973,462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2217.362611111" calcext:value-type="float">
            <text:p><text:s/>602,217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8264.32495667" calcext:value-type="float">
            <text:p><text:s/>1,158,264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384.902344444" calcext:value-type="float">
            <text:p><text:s/>117,385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425.9047666667" calcext:value-type="float">
            <text:p><text:s/>80,426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572.817573333" calcext:value-type="float">
            <text:p><text:s/>150,573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393.819626667" calcext:value-type="float">
            <text:p><text:s/>117,394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444.87338" calcext:value-type="float">
            <text:p><text:s/>98,445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7462.109742222" calcext:value-type="float">
            <text:p><text:s/>827,462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164.34" calcext:value-type="float">
            <text:p><text:s/>3,1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1229.95116" calcext:value-type="float">
            <text:p><text:s/>991,230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30066.34240667" calcext:value-type="float">
            <text:p><text:s/>1,830,066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2313.66" calcext:value-type="float">
            <text:p><text:s/>102,3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436531.78055889" calcext:value-type="float">
            <text:p><text:s/>6,436,532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65329.3977621" calcext:value-type="float">
            <text:p><text:s/>22,365,329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65329.3977621" calcext:value-type="float">
            <text:p><text:s/>22,365,329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941992.5595833" calcext:value-type="float">
            <text:p>( 17,941,993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116607.973961" calcext:value-type="float">
            <text:p><text:s/>243,116,608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796091.395" calcext:value-type="float">
            <text:p><text:s/>198,796,091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49.579" calcext:value-type="float">
            <text:p><text:s/>12,350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3433" calcext:value-type="float">
            <text:p><text:s/>2,313,433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94733.999961" calcext:value-type="float">
            <text:p><text:s/>41,994,734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58216.999966" calcext:value-type="float">
            <text:p><text:s/>23,758,217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758216.999966" calcext:value-type="float">
            <text:p><text:s/>23,758,217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